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Helvetica Now Display" svg:font-family="'Helvetica Now Display',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pple-system" svg:font-family="apple-system, BlinkMacSystemFont, 'Segoe UI', system-ui, 'Apple Color Emoji', 'Segoe UI Emoji', 'Segoe UI Web', sans-serif"/>
  </office:font-face-decls>
  <office:automatic-styles>
    <style:style style:name="P1" style:family="paragraph" style:parent-style-name="Preformatted_20_Text">
      <style:paragraph-properties style:writing-mode="lr-tb"/>
      <style:text-properties officeooo:paragraph-rsid="001f349c"/>
    </style:style>
    <style:style style:name="P2"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4pt" fo:letter-spacing="normal" fo:font-style="normal" fo:font-weight="normal" style:font-size-asian="14pt" style:font-size-complex="14pt"/>
    </style:style>
    <style:style style:name="P3" style:family="paragraph" style:parent-style-name="Standard">
      <style:text-properties fo:font-variant="normal" fo:text-transform="none" fo:color="#000000" loext:opacity="100%" style:font-name="Liberation Serif" fo:font-size="14pt" fo:letter-spacing="normal" fo:font-style="normal" fo:font-weight="bold" officeooo:paragraph-rsid="00315dd0" style:font-size-asian="14pt" style:font-size-complex="14pt"/>
    </style:style>
    <style:style style:name="P4" style:family="paragraph" style:parent-style-name="Standard">
      <style:text-properties fo:color="#2a6099" loext:opacity="100%"/>
    </style:style>
    <style:style style:name="P5" style:family="paragraph" style:parent-style-name="Standard">
      <style:text-properties fo:color="#2a6099" loext:opacity="100%" style:font-name="Liberation Serif" fo:font-size="14pt" officeooo:paragraph-rsid="00315dd0" style:font-size-asian="14pt" style:font-size-complex="14pt"/>
    </style:style>
    <style:style style:name="P6" style:family="paragraph" style:parent-style-name="Standard">
      <style:text-properties fo:color="#2a6099" loext:opacity="100%" fo:font-size="14pt" officeooo:paragraph-rsid="0020610b" style:font-size-asian="14pt" style:font-size-complex="14pt"/>
    </style:style>
    <style:style style:name="P7" style:family="paragraph" style:parent-style-name="Standard">
      <style:text-properties fo:color="#2a6099" loext:opacity="100%" fo:font-size="14pt" officeooo:rsid="00315dd0" officeooo:paragraph-rsid="00315dd0" style:font-size-asian="14pt" style:font-size-complex="14pt"/>
    </style:style>
    <style:style style:name="P8" style:family="paragraph" style:parent-style-name="Standard">
      <style:text-properties fo:color="#2a6099" loext:opacity="100%" fo:font-size="14pt" style:font-size-asian="14pt" style:font-size-complex="14pt"/>
    </style:style>
    <style:style style:name="P9" style:family="paragraph" style:parent-style-name="Standard">
      <style:text-properties fo:color="#2a6099" loext:opacity="100%" fo:font-size="14pt" officeooo:paragraph-rsid="002258e5" style:font-size-asian="14pt" style:font-size-complex="14pt"/>
    </style:style>
    <style:style style:name="P10" style:family="paragraph" style:parent-style-name="Standard">
      <style:text-properties fo:color="#2a6099" loext:opacity="100%" fo:font-size="14pt" officeooo:paragraph-rsid="0023edda" style:font-size-asian="14pt" style:font-size-complex="14pt"/>
    </style:style>
    <style:style style:name="P11" style:family="paragraph" style:parent-style-name="Standard">
      <style:text-properties fo:color="#2a6099" loext:opacity="100%" fo:font-size="14pt" officeooo:paragraph-rsid="0028d297" style:font-size-asian="14pt" style:font-size-complex="14pt"/>
    </style:style>
    <style:style style:name="P12" style:family="paragraph" style:parent-style-name="Standard">
      <style:text-properties officeooo:paragraph-rsid="002041c0"/>
    </style:style>
    <style:style style:name="P13" style:family="paragraph" style:parent-style-name="Standard">
      <style:text-properties officeooo:paragraph-rsid="0028d297"/>
    </style:style>
    <style:style style:name="P14" style:family="paragraph" style:parent-style-name="Standard">
      <style:text-properties style:font-name="Liberation Serif"/>
    </style:style>
    <style:style style:name="P15" style:family="paragraph" style:parent-style-name="Standard">
      <style:text-properties style:font-name="Liberation Serif" fo:font-size="14pt" style:font-size-asian="14pt" style:font-size-complex="14pt"/>
    </style:style>
    <style:style style:name="P16" style:family="paragraph" style:parent-style-name="Standard">
      <style:text-properties style:font-name="Liberation Serif" fo:font-size="14pt" style:font-size-asian="14pt" style:font-size-complex="14pt" loext:padding="0.049cm" loext:border="0.06pt solid #d9d9e3"/>
    </style:style>
    <style:style style:name="P17" style:family="paragraph" style:parent-style-name="Standard">
      <style:text-properties style:font-name="Liberation Serif" fo:font-size="14pt" fo:font-weight="bold" style:font-size-asian="14pt" style:font-weight-asian="bold" style:font-size-complex="14pt" style:font-weight-complex="bold"/>
    </style:style>
    <style:style style:name="P18" style:family="paragraph" style:parent-style-name="Standard">
      <style:text-properties style:font-name="Liberation Serif" fo:font-weight="bold" style:font-weight-asian="bold" style:font-weight-complex="bold"/>
    </style:style>
    <style:style style:name="P19" style:family="paragraph" style:parent-style-name="Text_20_body">
      <style:paragraph-properties style:writing-mode="lr-tb"/>
      <style:text-properties fo:color="#000000" loext:opacity="100%" fo:font-size="14pt" fo:font-weight="bold" officeooo:paragraph-rsid="002d608b" style:font-size-asian="14pt" style:font-weight-asian="bold" style:font-size-complex="14pt" style:font-weight-complex="bold"/>
    </style:style>
    <style:style style:name="P20" style:family="paragraph" style:parent-style-name="Text_20_body">
      <style:paragraph-properties style:writing-mode="lr-tb"/>
      <style:text-properties fo:color="#000000" loext:opacity="100%" fo:font-size="14pt" fo:font-weight="bold" officeooo:paragraph-rsid="0018b403" style:font-size-asian="14pt" style:font-weight-asian="bold" style:font-size-complex="14pt" style:font-weight-complex="bold"/>
    </style:style>
    <style:style style:name="P21" style:family="paragraph" style:parent-style-name="Standard">
      <style:text-properties fo:color="#000000" loext:opacity="100%" fo:font-size="14pt" officeooo:paragraph-rsid="0032a4ea" fo:background-color="transparent" style:font-size-asian="14pt" style:font-size-complex="14pt"/>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color="#ff0000" loext:opacity="100%"/>
    </style:style>
    <style:style style:name="P24" style:family="paragraph" style:parent-style-name="Standard">
      <style:text-properties fo:color="#ff0000" loext:opacity="100%" fo:font-size="14pt" style:font-size-asian="14pt" style:font-size-complex="14pt"/>
    </style:style>
    <style:style style:name="P25" style:family="paragraph" style:parent-style-name="Standard">
      <style:text-properties officeooo:paragraph-rsid="0032d5ac"/>
    </style:style>
    <style:style style:name="P26" style:family="paragraph" style:parent-style-name="Standard">
      <style:paragraph-properties fo:margin-left="0cm" fo:margin-right="0cm" fo:text-indent="0cm" style:auto-text-indent="false"/>
      <style:text-properties officeooo:paragraph-rsid="0032d5ac"/>
    </style:style>
    <style:style style:name="P27" style:family="paragraph" style:parent-style-name="Standard">
      <style:text-properties fo:font-size="14pt" style:font-size-asian="14pt" style:font-size-complex="14pt"/>
    </style:style>
    <style:style style:name="P28" style:family="paragraph" style:parent-style-name="Standard">
      <style:text-properties fo:font-size="14pt" officeooo:paragraph-rsid="0032d5ac" style:font-size-asian="14pt" style:font-size-complex="14pt"/>
    </style:style>
    <style:style style:name="P29" style:family="paragraph" style:parent-style-name="Standard">
      <style:text-properties fo:font-size="14pt" officeooo:rsid="0032d5ac" officeooo:paragraph-rsid="0032d5ac" style:font-size-asian="14pt" style:font-size-complex="14pt"/>
    </style:style>
    <style:style style:name="P30" style:family="paragraph" style:parent-style-name="Standard">
      <style:text-properties fo:font-size="14pt" officeooo:paragraph-rsid="00315dd0" style:font-size-asian="14pt" style:font-size-complex="14pt"/>
    </style:style>
    <style:style style:name="P31" style:family="paragraph" style:parent-style-name="Standard">
      <style:paragraph-properties fo:margin-left="0cm" fo:margin-right="0cm" fo:text-align="start" style:justify-single-word="false" fo:orphans="2" fo:widows="2" fo:text-indent="0cm" style:auto-text-indent="false"/>
      <style:text-properties fo:font-size="14pt" officeooo:paragraph-rsid="00315dd0" style:font-size-asian="14pt" style:font-size-complex="14pt"/>
    </style:style>
    <style:style style:name="P32" style:family="paragraph" style:parent-style-name="Text_20_body">
      <style:paragraph-properties style:writing-mode="lr-tb"/>
      <style:text-properties fo:font-size="14pt" officeooo:paragraph-rsid="002d608b" style:font-size-asian="14pt" style:font-size-complex="14pt"/>
    </style:style>
    <style:style style:name="P33" style:family="paragraph" style:parent-style-name="Standard">
      <style:text-properties fo:font-size="14pt" officeooo:paragraph-rsid="0032a4ea" style:font-size-asian="14pt" style:font-size-complex="14pt"/>
    </style:style>
    <style:style style:name="P34" style:family="paragraph" style:parent-style-name="Standard">
      <style:text-properties fo:font-size="14pt" officeooo:paragraph-rsid="002258e5" style:font-size-asian="14pt" style:font-size-complex="14pt"/>
    </style:style>
    <style:style style:name="P35" style:family="paragraph" style:parent-style-name="Standard">
      <style:text-properties fo:font-size="14pt" officeooo:paragraph-rsid="0023edda" style:font-size-asian="14pt" style:font-size-complex="14pt"/>
    </style:style>
    <style:style style:name="P36" style:family="paragraph" style:parent-style-name="Standard">
      <style:text-properties fo:font-size="14pt" officeooo:paragraph-rsid="0028d297" style:font-size-asian="14pt" style:font-size-complex="14pt"/>
    </style:style>
    <style:style style:name="P37" style:family="paragraph" style:parent-style-name="Standard">
      <style:text-properties fo:font-size="14pt" officeooo:paragraph-rsid="002bcbd3" style:font-size-asian="14pt" style:font-size-complex="14pt"/>
    </style:style>
    <style:style style:name="P38" style:family="paragraph" style:parent-style-name="Text_20_body">
      <style:paragraph-properties style:writing-mode="lr-tb"/>
      <style:text-properties fo:font-size="14pt" officeooo:paragraph-rsid="002bcbd3" style:font-size-asian="14pt" style:font-size-complex="14pt"/>
    </style:style>
    <style:style style:name="P39" style:family="paragraph" style:parent-style-name="Text_20_body">
      <style:paragraph-properties style:writing-mode="lr-tb"/>
      <style:text-properties fo:font-size="14pt" style:font-size-asian="14pt" style:font-size-complex="14pt"/>
    </style:style>
    <style:style style:name="P40" style:family="paragraph" style:parent-style-name="Text_20_body">
      <style:paragraph-properties style:writing-mode="lr-tb"/>
      <style:text-properties fo:font-size="14pt" officeooo:paragraph-rsid="002dc8c1" style:font-size-asian="14pt" style:font-size-complex="14pt"/>
    </style:style>
    <style:style style:name="P41" style:family="paragraph" style:parent-style-name="Text_20_body">
      <style:text-properties fo:font-size="14pt" style:font-size-asian="14pt" style:font-size-complex="14pt"/>
    </style:style>
    <style:style style:name="P42" style:family="paragraph" style:parent-style-name="Text_20_body">
      <style:paragraph-properties style:writing-mode="lr-tb"/>
      <style:text-properties fo:font-size="14pt" officeooo:paragraph-rsid="002e7bb4" style:font-size-asian="14pt" style:font-size-complex="14pt"/>
    </style:style>
    <style:style style:name="P43" style:family="paragraph" style:parent-style-name="Text_20_body">
      <style:paragraph-properties style:writing-mode="lr-tb"/>
      <style:text-properties fo:font-size="14pt" officeooo:rsid="002dc8c1" officeooo:paragraph-rsid="002dc8c1" style:font-size-asian="14pt" style:font-size-complex="14pt"/>
    </style:style>
    <style:style style:name="P44" style:family="paragraph" style:parent-style-name="Text_20_body">
      <style:paragraph-properties style:writing-mode="lr-tb"/>
      <style:text-properties fo:font-size="14pt" officeooo:paragraph-rsid="001f349c" style:font-size-asian="14pt" style:font-size-complex="14pt"/>
    </style:style>
    <style:style style:name="P45" style:family="paragraph" style:parent-style-name="Text_20_body">
      <style:paragraph-properties style:writing-mode="lr-tb"/>
      <style:text-properties fo:font-size="14pt" officeooo:paragraph-rsid="00489aa1" style:font-size-asian="14pt" style:font-size-complex="14pt"/>
    </style:style>
    <style:style style:name="P46" style:family="paragraph" style:parent-style-name="Standard">
      <style:text-properties fo:font-size="14pt" fo:font-weight="bold" style:font-size-asian="14pt" style:font-weight-asian="bold" style:font-size-complex="14pt" style:font-weight-complex="bold"/>
    </style:style>
    <style:style style:name="P47" style:family="paragraph" style:parent-style-name="Standard">
      <style:text-properties fo:font-size="14pt" fo:font-weight="bold" officeooo:paragraph-rsid="0045889e" style:font-size-asian="14pt" style:font-weight-asian="bold" style:font-size-complex="14pt" style:font-weight-complex="bold"/>
    </style:style>
    <style:style style:name="P48" style:family="paragraph" style:parent-style-name="Text_20_body">
      <style:paragraph-properties style:writing-mode="lr-tb"/>
      <style:text-properties fo:font-size="14pt" fo:font-weight="bold" officeooo:rsid="002dc8c1" officeooo:paragraph-rsid="002dc8c1" style:font-size-asian="14pt" style:font-weight-asian="bold" style:font-size-complex="14pt" style:font-weight-complex="bold"/>
    </style:style>
    <style:style style:name="P49" style:family="paragraph" style:parent-style-name="Text_20_body">
      <style:paragraph-properties style:writing-mode="lr-tb"/>
      <style:text-properties fo:font-size="14pt" fo:font-weight="bold" officeooo:paragraph-rsid="002e7bb4" style:font-size-asian="14pt" style:font-weight-asian="bold" style:font-size-complex="14pt" style:font-weight-complex="bold"/>
    </style:style>
    <style:style style:name="P50" style:family="paragraph" style:parent-style-name="Text_20_body">
      <style:paragraph-properties style:writing-mode="lr-tb"/>
      <style:text-properties fo:font-size="14pt" fo:font-weight="bold" officeooo:paragraph-rsid="001f349c" style:font-size-asian="14pt" style:font-weight-asian="bold" style:font-size-complex="14pt" style:font-weight-complex="bold"/>
    </style:style>
    <style:style style:name="P51" style:family="paragraph" style:parent-style-name="Standard">
      <style:text-properties loext:padding="0.049cm" loext:border="0.06pt solid #d9d9e3"/>
    </style:style>
    <style:style style:name="P52" style:family="paragraph" style:parent-style-name="Standard">
      <style:text-properties officeooo:paragraph-rsid="00489aa1"/>
    </style:style>
    <style:style style:name="P53" style:family="paragraph" style:parent-style-name="Text_20_body">
      <style:paragraph-properties fo:margin-left="0cm" fo:margin-right="0cm" fo:margin-top="0cm" fo:margin-bottom="0cm" style:contextual-spacing="false" fo:text-indent="0cm" style:auto-text-indent="false" style:writing-mode="lr-tb"/>
      <style:text-properties style:font-name="apple-system" fo:font-size="14pt" style:font-size-asian="14pt" style:font-size-complex="14pt"/>
    </style:style>
    <style:style style:name="P54" style:family="paragraph" style:parent-style-name="Standard" style:list-style-name="L1">
      <style:text-properties fo:font-size="14pt" officeooo:paragraph-rsid="0032d5ac" style:font-size-asian="14pt" style:font-size-complex="14pt"/>
    </style:style>
    <style:style style:name="P55" style:family="paragraph" style:parent-style-name="Standard" style:list-style-name="L2">
      <style:text-properties fo:font-size="14pt" officeooo:paragraph-rsid="0032d5ac" style:font-size-asian="14pt" style:font-size-complex="14pt"/>
    </style:style>
    <style:style style:name="P56" style:family="paragraph" style:parent-style-name="Standard" style:list-style-name="L3">
      <style:text-properties fo:font-size="14pt" officeooo:paragraph-rsid="00315dd0" style:font-size-asian="14pt" style:font-size-complex="14pt"/>
    </style:style>
    <style:style style:name="P57" style:family="paragraph" style:parent-style-name="Standard" style:list-style-name="L4">
      <style:text-properties fo:font-size="14pt" style:font-size-asian="14pt" style:font-size-complex="14pt"/>
    </style:style>
    <style:style style:name="P58" style:family="paragraph" style:parent-style-name="Standard">
      <style:text-properties fo:font-size="14pt" style:font-size-asian="14pt" style:font-size-complex="14pt"/>
    </style:style>
    <style:style style:name="P59" style:family="paragraph" style:parent-style-name="Standard" style:list-style-name="L5">
      <style:text-properties fo:font-size="14pt" style:font-size-asian="14pt" style:font-size-complex="14pt"/>
    </style:style>
    <style:style style:name="P60" style:family="paragraph" style:parent-style-name="Standard" style:list-style-name="L5">
      <style:text-properties fo:font-size="14pt" officeooo:paragraph-rsid="002d608b" style:font-size-asian="14pt" style:font-size-complex="14pt"/>
    </style:style>
    <style:style style:name="P61" style:family="paragraph" style:parent-style-name="Standard" style:list-style-name="L6">
      <style:text-properties fo:font-size="14pt" officeooo:paragraph-rsid="002d608b" style:font-size-asian="14pt" style:font-size-complex="14pt"/>
    </style:style>
    <style:style style:name="P62" style:family="paragraph" style:parent-style-name="Standard" style:list-style-name="L6">
      <style:text-properties fo:font-size="14pt" style:font-size-asian="14pt" style:font-size-complex="14pt"/>
    </style:style>
    <style:style style:name="P63" style:family="paragraph" style:parent-style-name="Standard" style:list-style-name="L7">
      <style:text-properties fo:font-size="14pt" style:font-size-asian="14pt" style:font-size-complex="14pt"/>
    </style:style>
    <style:style style:name="P64" style:family="paragraph" style:parent-style-name="Standard" style:list-style-name="L10">
      <style:text-properties fo:font-size="14pt" style:font-size-asian="14pt" style:font-size-complex="14pt"/>
    </style:style>
    <style:style style:name="P65" style:family="paragraph" style:parent-style-name="Standard">
      <style:text-properties fo:font-size="14pt" officeooo:rsid="004a30b7" officeooo:paragraph-rsid="00489aa1" style:font-size-asian="14pt" style:font-size-complex="14pt"/>
    </style:style>
    <style:style style:name="P66" style:family="paragraph" style:parent-style-name="Standard" style:list-style-name="L12">
      <style:text-properties fo:font-size="14pt" style:font-size-asian="14pt" style:font-size-complex="14pt"/>
    </style:style>
    <style:style style:name="P67" style:family="paragraph" style:parent-style-name="Standard" style:list-style-name="L16">
      <style:text-properties fo:font-size="14pt" officeooo:paragraph-rsid="002bcbd3" style:font-size-asian="14pt" style:font-size-complex="14pt"/>
    </style:style>
    <style:style style:name="P68" style:family="paragraph" style:parent-style-name="Standard" style:list-style-name="L16">
      <style:text-properties fo:font-size="14pt" style:font-size-asian="14pt" style:font-size-complex="14pt"/>
    </style:style>
    <style:style style:name="P69" style:family="paragraph" style:parent-style-name="Standard" style:list-style-name="L3"/>
    <style:style style:name="P70" style:family="paragraph" style:parent-style-name="Standard" style:list-style-name="L3">
      <style:text-properties officeooo:paragraph-rsid="00315dd0"/>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 fo:font-size="14pt" fo:letter-spacing="normal" fo:font-style="normal" fo:font-weight="normal" officeooo:paragraph-rsid="00315dd0" style:font-size-asian="14pt" style:font-size-complex="14pt"/>
    </style:style>
    <style:style style:name="P72" style:family="paragraph" style:parent-style-name="Standard">
      <style:text-properties fo:font-variant="normal" fo:text-transform="none" fo:color="#000000" loext:opacity="100%" style:font-name="Söhne Mono" fo:font-size="14pt" fo:letter-spacing="normal" fo:font-style="normal" fo:font-weight="bold" officeooo:paragraph-rsid="00315dd0" style:font-size-asian="14pt" style:font-size-complex="14pt"/>
    </style:style>
    <style:style style:name="P73" style:family="paragraph" style:parent-style-name="Standard" style:list-style-name="L8">
      <style:text-properties style:font-name="Liberation Serif"/>
    </style:style>
    <style:style style:name="P74" style:family="paragraph" style:parent-style-name="Standard" style:list-style-name="L9"/>
    <style:style style:name="P75" style:family="paragraph" style:parent-style-name="Standard">
      <style:text-properties fo:color="#111111" loext:opacity="100%" fo:font-size="14pt" fo:font-weight="bold" officeooo:rsid="00315dd0" officeooo:paragraph-rsid="00315dd0" style:font-size-asian="14pt" style:font-weight-asian="bold" style:font-size-complex="14pt" style:font-weight-complex="bold"/>
    </style:style>
    <style:style style:name="P76" style:family="paragraph" style:parent-style-name="Standard" style:list-style-name="L3">
      <style:text-properties fo:color="#2a6099" loext:opacity="100%" officeooo:rsid="00315dd0" officeooo:paragraph-rsid="00315dd0"/>
    </style:style>
    <style:style style:name="P77" style:family="paragraph" style:parent-style-name="Standard" style:list-style-name="L11"/>
    <style:style style:name="P78" style:family="paragraph" style:parent-style-name="Standard">
      <style:text-properties fo:color="#000000" loext:opacity="100%" fo:font-size="14pt" style:font-size-asian="14pt" style:font-size-complex="14pt"/>
    </style:style>
    <style:style style:name="P79" style:family="paragraph" style:parent-style-name="Standard" style:list-style-name="L12"/>
    <style:style style:name="P80" style:family="paragraph" style:parent-style-name="Standard" style:list-style-name="L13"/>
    <style:style style:name="P81" style:family="paragraph" style:parent-style-name="Standard" style:list-style-name="L14">
      <style:text-properties officeooo:paragraph-rsid="002ec693"/>
    </style:style>
    <style:style style:name="P82" style:family="paragraph" style:parent-style-name="Standard" style:list-style-name="L15"/>
    <style:style style:name="P83" style:family="paragraph" style:parent-style-name="Text_20_body">
      <style:paragraph-properties style:writing-mode="lr-tb"/>
      <style:text-properties fo:color="#111111" loext:opacity="100%" fo:font-size="14pt" officeooo:paragraph-rsid="002bcbd3" style:font-size-asian="14pt" style:font-size-complex="14pt"/>
    </style:style>
    <style:style style:name="P84" style:family="paragraph" style:parent-style-name="Text_20_body">
      <style:paragraph-properties fo:margin-left="0cm" fo:margin-right="0cm" fo:text-indent="0cm" style:auto-text-indent="false"/>
    </style:style>
    <style:style style:name="P8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62626" loext:opacity="100%" style:font-name="Helvetica Now Display" fo:font-size="15pt" fo:letter-spacing="normal" fo:font-style="normal" fo:font-weight="normal"/>
    </style:style>
    <style:style style:name="P86" style:family="paragraph" style:parent-style-name="Text_20_body">
      <style:text-properties fo:font-variant="normal" fo:text-transform="none" fo:color="#262626" loext:opacity="100%" style:font-name="Helvetica Now Display" fo:font-size="15pt" fo:letter-spacing="normal" fo:font-style="normal" fo:font-weight="normal" style:font-size-asian="14pt" style:font-size-complex="14pt"/>
    </style:style>
    <style:style style:name="P87" style:family="paragraph" style:parent-style-name="Text_20_body">
      <style:paragraph-properties fo:margin-left="0cm" fo:margin-right="0cm" fo:margin-top="0cm" fo:margin-bottom="0cm" style:contextual-spacing="false" fo:orphans="2" fo:widows="2" fo:text-indent="0cm" style:auto-text-indent="false"/>
    </style:style>
    <style:style style:name="P88" style:family="paragraph" style:parent-style-name="Text_20_body">
      <style:paragraph-properties fo:margin-left="0cm" fo:margin-right="0cm" fo:margin-top="0cm" fo:margin-bottom="0cm" style:contextual-spacing="false" fo:line-height="133%" fo:orphans="2" fo:widows="2" fo:text-indent="0cm" style:auto-text-indent="false"/>
    </style:style>
    <style:style style:name="P89" style:family="paragraph" style:parent-style-name="Text_20_body">
      <style:paragraph-properties style:writing-mode="lr-tb"/>
      <style:text-properties fo:font-size="14pt" officeooo:paragraph-rsid="002d608b"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315dd0" style:font-weight-asian="bold" style:font-weight-complex="bold"/>
    </style:style>
    <style:style style:name="T3" style:family="text">
      <style:text-properties fo:font-variant="normal" fo:text-transform="none" fo:color="#202124" loext:opacity="100%" style:font-name="Google Sans" fo:letter-spacing="normal" fo:font-style="normal" fo:font-weight="normal"/>
    </style:style>
    <style:style style:name="T4" style:family="text">
      <style:text-properties fo:font-variant="normal" fo:text-transform="none" fo:color="#040c28" loext:opacity="100%" style:font-name="Google Sans" fo:letter-spacing="normal" fo:font-style="normal" fo:font-weight="normal"/>
    </style:style>
    <style:style style:name="T5" style:family="text">
      <style:text-properties fo:font-variant="normal" fo:text-transform="none" fo:color="#111827" loext:opacity="100%" style:font-name="Liberation Serif"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loext:opacity="100%" style:font-name="Söhne Mono" fo:font-size="12pt" fo:letter-spacing="normal" fo:font-style="normal" fo:font-weight="bold" officeooo:rsid="00315dd0" style:font-size-asian="12pt" style:font-size-complex="12pt"/>
    </style:style>
    <style:style style:name="T7" style:family="text">
      <style:text-properties fo:font-variant="normal" fo:text-transform="none" fo:color="#262626" loext:opacity="100%" style:font-name="Helvetica Now Display" fo:font-size="15pt" fo:letter-spacing="normal" fo:font-style="normal" fo:font-weight="normal"/>
    </style:style>
    <style:style style:name="T8" style:family="text">
      <style:text-properties fo:font-variant="normal" fo:text-transform="none" fo:color="#262626" loext:opacity="100%" style:font-name="Helvetica Now Display" fo:font-size="15pt" fo:letter-spacing="normal" fo:font-style="normal" fo:font-weight="bold"/>
    </style:style>
    <style:style style:name="T9" style:family="text">
      <style:text-properties fo:font-variant="normal" fo:text-transform="none" fo:color="#858585" loext:opacity="100%" style:font-name="Helvetica Now Display" fo:letter-spacing="normal" fo:font-style="normal" fo:font-weight="normal"/>
    </style:style>
    <style:style style:name="T10" style:family="text">
      <style:text-properties fo:font-variant="normal" fo:text-transform="none" fo:color="#858585" loext:opacity="100%" style:text-line-through-style="none" style:text-line-through-type="none" style:font-name="Helvetica Now Display" fo:letter-spacing="normal" fo:font-style="normal" style:text-underline-style="none" fo:font-weight="normal" style:text-blinking="false"/>
    </style:style>
    <style:style style:name="T11" style:family="text">
      <style:text-properties fo:color="#2a6099" loext:opacity="100%"/>
    </style:style>
    <style:style style:name="T12" style:family="text">
      <style:text-properties fo:color="#2a6099" loext:opacity="100%" style:font-name="Liberation Serif" fo:font-size="14pt" style:font-size-asian="14pt" style:font-size-complex="14pt"/>
    </style:style>
    <style:style style:name="T13" style:family="text">
      <style:text-properties fo:color="#2a6099" loext:opacity="100%" fo:font-size="14pt" style:font-size-asian="14pt" style:font-size-complex="14pt"/>
    </style:style>
    <style:style style:name="T14" style:family="text">
      <style:text-properties style:font-name="Liberation Serif" fo:font-weight="bold" style:font-weight-asian="bold" style:font-weight-complex="bold"/>
    </style:style>
    <style:style style:name="T15" style:family="text">
      <style:text-properties style:font-name="Liberation Serif" fo:font-size="14pt" style:font-size-asian="14pt" style:font-size-complex="14pt"/>
    </style:style>
    <style:style style:name="T16" style:family="text">
      <style:text-properties style:font-name="Liberation Serif" fo:font-size="14pt" fo:font-weight="bold" style:font-size-asian="14pt" style:font-weight-asian="bold" style:font-size-complex="14pt" style:font-weight-complex="bold"/>
    </style:style>
    <style:style style:name="T17" style:family="text">
      <style:text-properties fo:color="#111111" loext:opacity="100%"/>
    </style:style>
    <style:style style:name="T18" style:family="text">
      <style:text-properties fo:color="#111111" loext:opacity="100%" fo:font-weight="bold" style:font-weight-asian="bold" style:font-weight-complex="bold"/>
    </style:style>
    <style:style style:name="T19" style:family="text">
      <style:text-properties fo:color="#000000" loext:opacity="100%" fo:font-weight="bold" style:font-weight-asian="bold" style:font-weight-complex="bold"/>
    </style:style>
    <style:style style:name="T20" style:family="text">
      <style:text-properties fo:color="#000000" loext:opacity="100%" style:font-name="Liberation Serif" fo:font-size="14pt" fo:font-weight="bold" style:font-size-asian="14pt" style:font-weight-asian="bold" style:font-size-complex="14pt" style:font-weight-complex="bold"/>
    </style:style>
    <style:style style:name="T21" style:family="text">
      <style:text-properties fo:color="#000000" loext:opacity="100%" style:font-name="Liberation Serif" fo:font-size="14pt" style:font-size-asian="14pt" style:font-size-complex="14pt"/>
    </style:style>
    <style:style style:name="T22" style:family="text">
      <style:text-properties fo:color="#000000" loext:opacity="100%" fo:font-size="14pt" style:font-size-asian="14pt" style:font-size-complex="14pt"/>
    </style:style>
    <style:style style:name="T23" style:family="text">
      <style:text-properties fo:color="#ff4000" loext:opacity="100%"/>
    </style:style>
    <style:style style:name="T24" style:family="text">
      <style:text-properties fo:color="#ff0000" loext:opacity="100%"/>
    </style:style>
    <style:style style:name="T25" style:family="text">
      <style:text-properties fo:color="#ff0000" loext:opacity="100%" style:font-name="Liberation Serif" fo:font-size="14pt" style:font-size-asian="14pt" style:font-size-complex="14pt"/>
    </style:style>
    <style:style style:name="T26" style:family="text">
      <style:text-properties fo:color="#ff0000" loext:opacity="100%" fo:font-size="14pt" style:font-size-asian="14pt" style:font-size-complex="14pt"/>
    </style:style>
    <style:style style:name="T27" style:family="text">
      <style:text-properties officeooo:rsid="00315dd0" style:font-weight-asian="bold" style:font-weight-complex="bold"/>
    </style:style>
    <style:style style:name="T28" style:family="text">
      <style:text-properties officeooo:rsid="0032a4ea"/>
    </style:style>
    <style:style style:name="T29" style:family="text">
      <style:text-properties fo:font-size="14pt" style:font-size-asian="14pt" style:font-size-complex="14pt"/>
    </style:style>
    <style:style style:name="T30" style:family="text">
      <style:text-properties fo:font-size="14pt" officeooo:rsid="0028d297" style:font-size-asian="14pt" style:font-size-complex="14pt"/>
    </style:style>
    <style:style style:name="T31" style:family="text">
      <style:text-properties fo:font-size="14pt" officeooo:rsid="002ec693" style:font-size-asian="14pt" style:font-size-complex="14pt"/>
    </style:style>
    <style:style style:name="T32" style:family="text">
      <style:text-properties fo:font-size="14pt" officeooo:rsid="00489aa1" style:font-size-asian="14pt" style:font-size-complex="14pt"/>
    </style:style>
    <style:style style:name="T33" style:family="text">
      <style:text-properties fo:font-size="14pt" officeooo:rsid="004a30b7" style:font-size-asian="14pt" style:font-size-complex="14pt"/>
    </style:style>
    <style:style style:name="T34" style:family="text">
      <style:text-properties fo:font-size="14pt" officeooo:rsid="004c8b04" style:font-size-asian="14pt" style:font-size-complex="14pt"/>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4pt" fo:font-weight="bold" officeooo:rsid="002258e5" style:font-size-asian="14pt" style:font-weight-asian="bold" style:font-size-complex="14pt" style:font-weight-complex="bold"/>
    </style:style>
    <style:style style:name="T37" style:family="text">
      <style:text-properties fo:font-size="14pt" fo:font-weight="bold" officeooo:rsid="0023edda" style:font-size-asian="14pt" style:font-weight-asian="bold" style:font-size-complex="14pt" style:font-weight-complex="bold"/>
    </style:style>
    <style:style style:name="T38" style:family="text">
      <style:text-properties fo:font-size="14pt" fo:font-weight="bold" officeooo:rsid="0028d297" style:font-size-asian="14pt" style:font-weight-asian="bold" style:font-size-complex="14pt" style:font-weight-complex="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What is React Query?</text:p>
      <text:p text:style-name="P39">Why React Query take place, as other library are there in market?</text:p>
      <text:p text:style-name="P39">What is different in React Query and Other Library/ Advantage of React Query?</text:p>
      <text:p text:style-name="P45">What are the Syntax, Code, Meaning of parameters/ it's arguments?</text:p>
      <text:p text:style-name="P39">What are the Installation Steps, NPM required, etc</text:p>
      <text:p text:style-name="P39">Syntax / Code of for Create, Read, Update, Delete</text:p>
      <text:p text:style-name="P39"/>
      <text:p text:style-name="P40">NPM required,</text:p>
      <text:p text:style-name="P27">yes, to use React Query in your project, you need to have the React Query package installed from npm. React Query is published as an npm package, and you can install it using npm or yarn, which are popular package managers in the JavaScript ecosystem.</text:p>
      <text:p text:style-name="P41"/>
      <text:p text:style-name="P28">differences between client &amp; server state.</text:p>
      <text:p text:style-name="P28"/>
      <text:p text:style-name="P26"><text:span text:style-name="Strong_20_Emphasis"><text:span text:style-name="T29">Client State</text:span></text:span></text:p>
      <text:p text:style-name="P26"><text:span text:style-name="Strong_20_Emphasis"><text:span text:style-name="T29"/></text:span></text:p>
      <text:list xml:id="list902073217" text:style-name="L1">
        <text:list-item>
          <text:p text:style-name="P54">Data is stored in the browser.</text:p>
        </text:list-item>
        <text:list-item>
          <text:p text:style-name="P54">The user can change the data locally.</text:p>
        </text:list-item>
        <text:list-item>
          <text:p text:style-name="P54">Data lives in memory and is lost on reloads</text:p>
          <text:p text:style-name="P54"/>
        </text:list-item>
      </text:list>
      <text:p text:style-name="P25"><text:span text:style-name="Strong_20_Emphasis"><text:span text:style-name="T29">Server State</text:span></text:span></text:p>
      <text:p text:style-name="P25"><text:span text:style-name="Strong_20_Emphasis"><text:span text:style-name="T29"/></text:span></text:p>
      <text:list xml:id="list1131023912" text:style-name="L2">
        <text:list-item>
          <text:p text:style-name="P55">Data is stored on a remote server.</text:p>
        </text:list-item>
        <text:list-item>
          <text:p text:style-name="P55">Changing data requires remote server access or APIs.</text:p>
        </text:list-item>
        <text:list-item>
          <text:p text:style-name="P55">Data persists on a remote database.</text:p>
        </text:list-item>
      </text:list>
      <text:p text:style-name="P29"/>
      <text:p text:style-name="P41"><text:line-break/><text:span text:style-name="T2">HOOKS</text:span></text:p>
      <text:p text:style-name="P27"/>
      <text:p text:style-name="P30"/>
      <text:list xml:id="list2409365742" text:style-name="L3">
        <text:list-item>
          <text:p text:style-name="P56"/>
        </text:list-item>
        <text:list-item>
          <text:p text:style-name="P70"><text:span text:style-name="Source_20_Text"><text:span text:style-name="T29">useInfiniteQuery</text:span></text:span><text:span text:style-name="T29"> hook: Syntax:</text:span></text:p>
          <text:p text:style-name="P56"/>
          <text:p text:style-name="P70"><text:span text:style-name="Source_20_Text"><text:span text:style-name="T35">const {</text:span></text:span></text:p>
          <text:p text:style-name="P70"><text:span text:style-name="Source_20_Text"><text:span text:style-name="T35"><text:s text:c="2"/>data,</text:span></text:span></text:p>
          <text:p text:style-name="P70"><text:span text:style-name="Source_20_Text"><text:span text:style-name="T35"><text:s text:c="2"/>fetchNextPage,</text:span></text:span></text:p>
          <text:p text:style-name="P70"><text:span text:style-name="Source_20_Text"><text:span text:style-name="T35"><text:s text:c="2"/>hasNextPage,</text:span></text:span></text:p>
          <text:p text:style-name="P70"><text:span text:style-name="Source_20_Text"><text:span text:style-name="T35"><text:s text:c="2"/>isFetching,</text:span></text:span></text:p>
          <text:p text:style-name="P70"><text:soft-page-break/><text:span text:style-name="Source_20_Text"><text:span text:style-name="T35"><text:s text:c="2"/>isFetchingNextPage,</text:span></text:span></text:p>
          <text:p text:style-name="P70"><text:span text:style-name="Source_20_Text"><text:span text:style-name="T35"><text:s text:c="2"/>isError,</text:span></text:span></text:p>
          <text:p text:style-name="P70"><text:span text:style-name="Source_20_Text"><text:span text:style-name="T35"><text:s text:c="2"/>error,</text:span></text:span></text:p>
          <text:p text:style-name="P70"><text:span text:style-name="Source_20_Text"><text:span text:style-name="T35">} = useInfiniteQuery(queryKey, queryFn, options);</text:span></text:span></text:p>
          <text:list>
            <text:list-item>
              <text:p text:style-name="P70"><text:span text:style-name="Source_20_Text"><text:span text:style-name="T35">queryKey</text:span></text:span><text:span text:style-name="T35">: </text:span><text:span text:style-name="T29">A unique key or an array of keys used to identify the query. It can be a string or an array of strings.</text:span></text:p>
            </text:list-item>
            <text:list-item>
              <text:p text:style-name="P70"><text:span text:style-name="Source_20_Text"><text:span text:style-name="T35">queryFn</text:span></text:span><text:span text:style-name="T35">:</text:span><text:span text:style-name="T29"> A function that fetches the data for each page in the infinite query. It receives an object with a </text:span><text:span text:style-name="Source_20_Text"><text:span text:style-name="T29">pageParam</text:span></text:span><text:span text:style-name="T29"> property, which represents the pagination parameter for the next page.</text:span></text:p>
            </text:list-item>
            <text:list-item>
              <text:p text:style-name="P70"><text:span text:style-name="Source_20_Text"><text:span text:style-name="T35">options</text:span></text:span><text:span text:style-name="T35"> (optional): </text:span><text:span text:style-name="T29">An object that allows you to configure options for the infinite query, such as caching, pagination, and more.</text:span></text:p>
            </text:list-item>
          </text:list>
        </text:list-item>
      </text:list>
      <text:p text:style-name="P30">These are just a few examples of hooks provided by React Query. The syntax and parameters can vary depending on the specific hook being used. It's important to refer to the React Query documentation for a comprehensive list of hooks, their syntax, and available options, as well as specific examples and usage guidelines.</text:p>
      <text:p text:style-name="P30"/>
      <text:p text:style-name="P31"><text:span text:style-name="T4">React Query has more advanced features to optimize the performance of your application</text:span><text:span text:style-name="T3">. For example, React Query can automatically cancel unused or outdated queries, which can reduce the load on your server and improve the performance of your application.</text:span></text:p>
      <text:p text:style-name="P71"/>
      <text:p text:style-name="P71"/>
      <text:p text:style-name="P46">what is cache ?</text:p>
      <text:p text:style-name="P51"/>
      <text:p text:style-name="P27"/>
      <text:p text:style-name="P41">In the context of software development, a cache is a temporary storage mechanism that stores frequently accessed or computed data to improve performance and reduce the need for expensive or repetitive operations. It is used to speed up data retrieval and processing by storing data closer to the application or reducing the need to fetch it from its original source.</text:p>
      <text:p text:style-name="P27">A cache acts as a transparent intermediary between the data source (such as a database or API) and the application that needs the data. When the application requests data, the cache checks if it already has a copy of the requested data. If the data is available in the cache, it can be quickly retrieved without the need to access the original source. If the data is not present in the cache, it is fetched from the source and stored in the cache for future use.</text:p>
      <text:p text:style-name="P27">Caches are typically implemented in memory or a fast storage system to enable quick data retrieval. They use various caching algorithms and strategies to determine which data to store, when to evict or update cached items, and how to efficiently serve data requests.</text:p>
      <text:p text:style-name="P27"/>
      <text:p text:style-name="P27">Caches are widely used in different layers of software systems, including:</text:p>
      <text:list xml:id="list4208278291" text:style-name="L4">
        <text:list-item>
          <text:p text:style-name="P57"><text:soft-page-break/>Database Caches: Caches can be used to store frequently accessed database records or query results, reducing the need to execute complex and time-consuming database queries.</text:p>
        </text:list-item>
        <text:list-item>
          <text:p text:style-name="P57">Web Caches: Web browsers and web servers employ caches to store web page content, images, CSS files, and other static assets. This enables faster page load times and reduces the need to fetch resources from the server repeatedly.</text:p>
        </text:list-item>
        <text:list-item>
          <text:p text:style-name="P57">API Caches: Caching can be applied to API responses to avoid redundant network requests and improve the responsiveness of client applications. Responses from APIs can be cached at the client-side or in a caching layer between the client and the API.</text:p>
        </text:list-item>
        <text:list-item>
          <text:p text:style-name="P57">Application Caches: Caches can be utilized within an application to store computed or derived data, such as the result of expensive calculations or processed data from complex operations. This helps to avoid repeating the same calculations or operations.</text:p>
        </text:list-item>
      </text:list>
      <text:p text:style-name="P27">Caching can significantly improve application performance and reduce the load on underlying data sources, resulting in faster response times and improved user experience. However, caching needs to be managed carefully to ensure data consistency and handle cache invalidation when the underlying data changes.</text:p>
      <text:p text:style-name="P27"><text:s/></text:p>
      <text:p text:style-name="P27"/>
      <text:p text:style-name="P17">Caches storage time limit??</text:p>
      <text:p text:style-name="P51"/>
      <text:p text:style-name="P27"/>
      <text:p text:style-name="P27">The storage time limit of a cache refers to the duration for which the cached data remains valid and usable before it expires or becomes stale. The time limit determines how long the cached data can be relied upon without needing to re-fetch or update it from the original source.</text:p>
      <text:p text:style-name="P27"/>
      <text:p text:style-name="P27">The storage time limit can vary depending on the caching mechanism being used and the specific requirements of the application. Here are a few common approaches to managing the storage time limit of a cache:</text:p>
      <text:p text:style-name="P27"/>
      <text:p text:style-name="P27">1. Time-Based Expiration: In this approach, each cached item is associated with a specific expiration time. After the expiration time has passed, the cached item is considered stale, and subsequent requests for that item will trigger a refresh from the original source. The expiration time can be set based on factors like the volatility of the data, how frequently it changes, or specific requirements of the application.</text:p>
      <text:p text:style-name="P27"/>
      <text:p text:style-name="P27">2. Cache-Control Headers: HTTP responses can include Cache-Control headers that specify the caching behavior for a resource. These headers can include directives like "max-age," which indicates the maximum time (in seconds) for which the resource should be considered fresh. Additionally, headers like "must-revalidate" or "no-cache" can be used to enforce revalidation with the server for every request, bypassing the cache entirely or checking if the cached data is still valid.</text:p>
      <text:p text:style-name="P27"/>
      <text:p text:style-name="P27"><text:soft-page-break/>3. Conditional Requests: Caches can support conditional requests, where the client sends a request to the server with an "If-Modified-Since" or "If-None-Match" header. The server checks if the resource has been modified since the specified time or if the provided ETag (entity tag) matches the current version. If the resource has not changed, the server can respond with a "304 Not Modified" status code, indicating that the client can use its cached copy.</text:p>
      <text:p text:style-name="P27"/>
      <text:p text:style-name="P27">4. Cache Invalidation: In addition to expiration, caches may have mechanisms for invalidating cached data. This can be triggered by explicit cache invalidation requests from the client or through notification mechanisms like webhooks or events from the data source. When a cache invalidation occurs, the next request for the invalidated resource will result in a re-fetch from the original source.</text:p>
      <text:p text:style-name="P27"/>
      <text:p text:style-name="P27">It's important to strike a balance when setting the storage time limit for caches. A shorter time limit can ensure fresher data but may lead to more frequent requests to the original source. On the other hand, a longer time limit can reduce the load on the source but might result in serving stale data for a longer period.</text:p>
      <text:p text:style-name="P27"/>
      <text:p text:style-name="P27">The appropriate storage time limit depends on factors like the nature of the data, its rate of change, the desired freshness of the data, and the trade-offs between performance and data consistency for the specific application.</text:p>
      <text:p text:style-name="P27"/>
      <text:p text:style-name="P27"/>
      <text:p text:style-name="P46">what is polling?</text:p>
      <text:p text:style-name="P51"/>
      <text:p text:style-name="P27"/>
      <text:p text:style-name="P27">Polling is a technique used in software development to periodically fetch or check for updates from a data source. It involves making repetitive requests at fixed intervals to retrieve the latest data or status information.</text:p>
      <text:p text:style-name="P27"/>
      <text:p text:style-name="P27">In the context of web applications, polling is commonly used to keep the user interface updated with real-time or near-real-time data without requiring manual user intervention or page refresh. It enables the application to display the most current information without the need for the user to manually trigger a refresh.</text:p>
      <text:p text:style-name="P27"/>
      <text:p text:style-name="P27">There are two primary types of polling:</text:p>
      <text:p text:style-name="P27"/>
      <text:p text:style-name="P27">1. Regular/Interval Polling: In regular polling, the client sends requests to the server at fixed time intervals, regardless of whether there are new updates available. For example, the client may send a request every 5 seconds to retrieve the latest data. This approach ensures a continuous stream of data updates but can result in unnecessary requests when no new data is available.</text:p>
      <text:p text:style-name="P27"/>
      <text:p text:style-name="P27">2. Long Polling: Long polling is a variation of polling that aims to reduce unnecessary requests. In long polling, the client sends a request to the server, and if <text:soft-page-break/>the server has no new data available, it keeps the request open, holding the connection until new data becomes available or a timeout occurs. Once new data is available, the server responds, and the client immediately sends another request to maintain the continuous connection. This approach reduces the number of empty responses and allows the server to push updates to the client as soon as they are available.</text:p>
      <text:p text:style-name="P27"/>
      <text:p text:style-name="P27">Polling can be used in various scenarios, such as real-time messaging, live data feeds, status updates, or monitoring systems. However, it is important to consider the frequency of polling requests and the potential impact on server load and network traffic. Excessive or inefficient polling can lead to increased server load, network congestion, and higher resource consumption.</text:p>
      <text:p text:style-name="P27"/>
      <text:p text:style-name="P27">Alternatively, more advanced techniques like WebSockets or server-sent events (SSE) can be used to achieve real-time data updates without the need for continuous polling. These techniques establish a persistent connection between the client and server, allowing the server to push data to the client when updates occur, resulting in more efficient and scalable real-time communication.</text:p>
      <text:p text:style-name="P27"/>
      <text:p text:style-name="P27">The choice between polling and other real-time communication techniques depends on factors such as the nature of the application, network infrastructure, scalability requirements, and compatibility with the data source or server capabilities.</text:p>
      <text:p text:style-name="P27"/>
      <text:p text:style-name="P27"/>
      <text:p text:style-name="P46">can i use various sources in react redux?</text:p>
      <text:p text:style-name="P51"/>
      <text:p text:style-name="P16">Yes, in React Redux, you can use various sources of data to manage your application state. React Redux is a state management library that is often used in conjunction with other data sources and libraries to handle the application's state and data flow.</text:p>
      <text:p text:style-name="P16"/>
      <text:p text:style-name="P16">React Redux itself does not restrict the data sources you can use. It provides a way to connect your React components to a Redux store, which serves as a single source of truth for your application's state. The Redux store can hold data from multiple sources or APIs.</text:p>
      <text:p text:style-name="P16"/>
      <text:p text:style-name="P16">Here are some examples of how you can incorporate various data sources with React Redux:</text:p>
      <text:p text:style-name="P16"/>
      <text:p text:style-name="P16">1. REST APIs: You can use REST APIs to fetch data and update the Redux store with the received data. You can dispatch actions to make API requests and store the response data in Redux. Redux middleware like `redux-thunk` or `redux-saga` can be used to handle asynchronous actions and API requests.</text:p>
      <text:p text:style-name="P16"/>
      <text:p text:style-name="P16"><text:soft-page-break/>2. GraphQL: If you are using GraphQL as your data source, you can use libraries like `Apollo Client` or `Relay` to manage GraphQL queries, mutations, and subscriptions. The retrieved GraphQL data can be stored in the Redux store and accessed by React components connected to Redux.</text:p>
      <text:p text:style-name="P16"/>
      <text:p text:style-name="P16">3. WebSockets or real-time data sources: If you have real-time data sources like WebSockets or server-sent events, you can use Redux middleware or event listeners to handle incoming data and update the Redux store accordingly. This enables real-time updates to be reflected in your React components.</text:p>
      <text:p text:style-name="P16"/>
      <text:p text:style-name="P16">4. Local storage or browser APIs: You can also interact with browser APIs or local storage to persist or retrieve data. Redux actions can be used to update the local storage or interact with browser APIs, and the retrieved data can be stored in the Redux store.</text:p>
      <text:p text:style-name="P16"/>
      <text:p text:style-name="P16">These are just a few examples, and React Redux can work with various data sources depending on your application's requirements. React Redux primarily focuses on managing and connecting your React components to the Redux store, allowing you to bring data from multiple sources into the centralized state managed by Redux.</text:p>
      <text:p text:style-name="P16"/>
      <text:p text:style-name="P16">Remember, React Redux is a library for managing application state, while the choice and integration of specific data sources may depend on additional libraries, tools, or patterns specific to the data source you are using.</text:p>
      <text:p text:style-name="P27"/>
      <text:p text:style-name="P27"/>
      <text:p text:style-name="P46">background refetching</text:p>
      <text:p text:style-name="P46"/>
      <text:p text:style-name="P51">Background refetching refers to the automatic fetching of updated data in the background without explicit user actions. It is a feature provided by some data management libraries, including React Query, to keep the data in the application up to date without requiring the user to manually trigger a data refresh.</text:p>
      <text:p text:style-name="P51"/>
      <text:p text:style-name="P51">With background refetching, the data management library periodically checks for updates to the data and fetches the latest version from the server. This ensures that the application has the most recent data available, providing an up-to-date user experience.</text:p>
      <text:p text:style-name="P51"/>
      <text:p text:style-name="P51">In React Query, background refetching can be enabled by setting the `staleTime` and `refetchInterval` options when using the `useQuery` hook. The `staleTime` option defines the maximum am<text:tab/>ount of time (in milliseconds) that data is considered fresh before it becomes stale. Once the data is stale, React Query will automatically trigger a background refetch to fetch updated data.</text:p>
      <text:p text:style-name="P51"><text:soft-page-break/></text:p>
      <text:p text:style-name="P51">The `refetchInterval` option defines the interval (in milliseconds) at which React Query will automatically refetch the data in the background, even if the data is not stale. This ensures that the data remains up to date, regardless of its staleness status.</text:p>
      <text:p text:style-name="P51"/>
      <text:p text:style-name="P51">Here's an example of using background refetching with React Query:</text:p>
      <text:p text:style-name="P51"/>
      <text:p text:style-name="P51">```jsx</text:p>
      <text:p text:style-name="P51">import { useQuery } from 'react-query';</text:p>
      <text:p text:style-name="P51"/>
      <text:p text:style-name="P51">function MyComponent() {</text:p>
      <text:p text:style-name="P51"><text:s text:c="2"/>const { data } = useQuery('myData', fetchMyData, {</text:p>
      <text:p text:style-name="P51"><text:s text:c="4"/>staleTime: 60000, // Data becomes stale after 60 seconds</text:p>
      <text:p text:style-name="P51"><text:s text:c="4"/>refetchInterval: 5000, // Automatic refetch every 5 seconds</text:p>
      <text:p text:style-name="P51"><text:s text:c="2"/>});</text:p>
      <text:p text:style-name="P51"/>
      <text:p text:style-name="P51"><text:s text:c="2"/>// Render the data in the component</text:p>
      <text:p text:style-name="P51"><text:s text:c="2"/>// ...</text:p>
      <text:p text:style-name="P51"/>
      <text:p text:style-name="P51"><text:s text:c="2"/>return &lt;div&gt;{/* Render the data */}&lt;/div&gt;;</text:p>
      <text:p text:style-name="P51">}</text:p>
      <text:p text:style-name="P51">```</text:p>
      <text:p text:style-name="P51"/>
      <text:p text:style-name="P51">In this example, the `useQuery` hook is used to fetch data using the `fetchMyData` function. The `staleTime` is set to 60000 milliseconds (60 seconds), which means the data will be considered stale after 60 seconds. Once the data becomes stale, React Query will automatically trigger a background refetch.</text:p>
      <text:p text:style-name="P51"/>
      <text:p text:style-name="P51">The `refetchInterval` is set to 5000 milliseconds (5 seconds), which means that React Query will automatically refetch the data every 5 seconds, even if it is not stale. This ensures that the data remains up to date.</text:p>
      <text:p text:style-name="P51"/>
      <text:p text:style-name="P51">By using background refetching, your application can stay in sync with the server and provide users with the latest data without requiring them to manually refresh the page or trigger data fetches.</text:p>
      <text:p text:style-name="P27"/>
      <text:p text:style-name="P27"/>
      <text:p text:style-name="P46">background refetching and polling both are same?</text:p>
      <text:p text:style-name="P51"/>
      <text:p text:style-name="P27"/>
      <text:p text:style-name="P27">Background refetching and polling are similar in that they both involve periodically fetching data from a server or data source to keep it up to date. However, there are some differences between the two approaches:</text:p>
      <text:p text:style-name="P27"/>
      <text:p text:style-name="P27"><text:soft-page-break/>1. Triggering Mechanism: Background refetching is typically triggered based on predefined conditions or intervals, such as the data becoming stale or a specific time interval elapsing. On the other hand, polling involves making regular requests at fixed time intervals, regardless of the data's freshness or specific triggering conditions.</text:p>
      <text:p text:style-name="P27"/>
      <text:p text:style-name="P27">2. Fetching Strategy: Background refetching aims to optimize the data fetching process by only fetching the data when necessary, such as when it becomes stale. It reduces unnecessary requests and updates the data in the background to minimize disruption to the user experience. Polling, on the other hand, follows a fixed schedule and fetches data at regular intervals, regardless of whether it has changed or not. This can result in more frequent requests and potential inefficiencies.</text:p>
      <text:p text:style-name="P27"/>
      <text:p text:style-name="P27">3. Efficiency and Network Usage: Background refetching is generally considered more efficient than traditional polling. With background refetching, data is only fetched when needed, reducing unnecessary network requests and potential server load. Polling, on the other hand, can lead to higher network usage and server load, especially if data updates are infrequent or there is no change in the data between polling intervals.</text:p>
      <text:p text:style-name="P27"/>
      <text:p text:style-name="P27">4. Real-time Updates: Background refetching is often used in scenarios where real-time updates are not critical or immediate. It provides a balance between data freshness and performance. Polling, on the other hand, is typically used when real-time updates are required, but more frequent updates may lead to increased network usage and potential performance impact.</text:p>
      <text:p text:style-name="P27"/>
      <text:p text:style-name="P27">It's worth noting that some libraries, like React Query, provide features for both background refetching and polling. React Query's background refetching feature enables efficient data updates based on staleness and defined intervals. However, if you explicitly want to make regular requests at fixed intervals, React Query also provides a polling feature to achieve that.</text:p>
      <text:p text:style-name="P27"/>
      <text:p text:style-name="P27">In summary, while both background refetching and polling involve periodic data fetching, they differ in their triggering mechanisms, fetching strategies, efficiency, and real-time update considerations. The choice between them depends on the specific requirements of your application and the trade-offs you are willing to make regarding network usage, data freshness, and user experience.</text:p>
      <text:p text:style-name="P27"/>
      <text:p text:style-name="P27"/>
      <text:p text:style-name="P47">Meaning of parameters/arguments <text:s/>in react query <text:s/></text:p>
      <text:p text:style-name="P51"/>
      <text:p text:style-name="P27"/>
      <text:p text:style-name="P27">In React Query, there are several arguments or parameters used in different hooks and functions that serve different purposes. Here are some commonly used parameters and their meanings:</text:p>
      <text:p text:style-name="P27"><text:soft-page-break/></text:p>
      <text:p text:style-name="P27">1. `queryKey`: The `queryKey` parameter is used to uniquely identify a query in React Query. It can be a string, an array of strings, or a function that returns a string or array of strings. The `queryKey` is used to cache and retrieve the query data.</text:p>
      <text:p text:style-name="P27"/>
      <text:p text:style-name="P27">2. `queryFn`: The `queryFn` parameter is a function that is responsible for fetching the data for a query. It can be an asynchronous function that performs an API request or any other function that retrieves data. The `queryFn` function is called automatically by React Query when the query is executed.</text:p>
      <text:p text:style-name="P27"/>
      <text:p text:style-name="P27">3. `variables` or `params`: These parameters are used to pass variables or parameters to the `queryFn`. They can be used to modify the query's behavior or to provide dynamic values for the data fetching operation.</text:p>
      <text:p text:style-name="P27"/>
      <text:p text:style-name="P27">4. `config` or `options`: The `config` or `options` parameter is an object that allows you to customize the behavior of a query. It includes options such as `enabled` (to enable/disable a query), `staleTime` (specifying how long the data can remain stale before a refetch), `refetchInterval` (to set the interval for automatic refetching), and many more.</text:p>
      <text:p text:style-name="P27"/>
      <text:p text:style-name="P27">5. `mutate`: The `mutate` parameter is a function used to trigger a mutation operation. It is typically used in mutation hooks like `useMutation`. By calling `mutate`, you can perform actions such as updating data, sending data to an API endpoint, and managing the mutation's lifecycle.</text:p>
      <text:p text:style-name="P27"/>
      <text:p text:style-name="P27">6. `variables` (mutation): In mutation operations, the `variables` parameter is used to pass data or variables to the mutation function. It contains the payload or input data required for the mutation operation.</text:p>
      <text:p text:style-name="P27"/>
      <text:p text:style-name="P27">7. `onSuccess`, `onError`, `onSettled`: These parameters are callback functions that allow you to handle different stages of a query or mutation operation. `onSuccess` is called when the query or mutation operation is successful, `onError` is called when there is an error, and `onSettled` is called regardless of success or failure.</text:p>
      <text:p text:style-name="P27"/>
      <text:p text:style-name="P27">These are just some of the commonly used parameters in React Query. The actual parameters and their meanings may vary depending on the specific React Query hook or function you are using. It's always recommended to refer to the React Query documentation for specific hooks and functions to understand their parameter requirements and meanings.</text:p>
      <text:p text:style-name="P27"/>
      <text:p text:style-name="P20">What is React Query?</text:p>
      <text:p text:style-name="P53"/>
      <text:p text:style-name="P27">React Query is a <text:span text:style-name="T1">JavaScript library </text:span>that provides tools and utilities for managing and synchronizing data in client-side applications built with React. It aims to simplify <text:soft-page-break/>the process of <text:span text:style-name="T1">fetching, caching, updating, and synchronizing data </text:span>between the client and server.</text:p>
      <text:p text:style-name="P27"/>
      <text:p text:style-name="P27"><text:span text:style-name="T1"><text:s/>It has a simple and intuitive API that makes it easy to fetch data from various sources, such as REST APIs and GraphQL endpoints.</text:span> React Query also includes advanced features like caching, pagination, and polling, and it has a built-in ability to deduplicate identical requests.</text:p>
      <text:p text:style-name="P27"/>
      <text:p text:style-name="P27">React Query has a strong focus on performance and optimization, and it includes many features that help optimize the performance of your application. For example, React Query can automatically cancel unused or outdated queries, which can significantly reduce the load on your server.</text:p>
      <text:p text:style-name="P27"/>
      <text:p text:style-name="P27"/>
      <text:p text:style-name="P27"/>
      <text:p text:style-name="P19">Why React Query take place, as other library are there in market?</text:p>
      <text:p text:style-name="P27">React Query has gained popularity and is widely used in the React ecosystem for several reasons:</text:p>
      <text:p text:style-name="P27"/>
      <text:p text:style-name="P27">Data Fetching and Synchronization: React Query provides a streamlined and efficient approach to data fetching, caching, and synchronization. It offers a declarative and hook-based API that simplifies data management in client-side applications. React Query handles complex tasks like caching, background refetching, and data synchronization, making it easier to work with data in React applications.</text:p>
      <text:p text:style-name="P27"/>
      <text:list xml:id="list982232121" text:style-name="L5">
        <text:list-item>
          <text:p text:style-name="P59">Developer Experience: React Query is designed to improve the developer experience by offering a simple and intuitive API. It reduces boilerplate code and abstracts away complex data management logic, making it easier to handle data fetching and state management. React Query also provides helpful dev tools and debugging utilities for inspecting queries and cache state.</text:p>
        </text:list-item>
      </text:list>
      <text:p text:style-name="P27"/>
      <text:list xml:id="list123735964871236" text:continue-numbering="true" text:style-name="L5">
        <text:list-item>
          <text:p text:style-name="P59">Performance Optimization: React Query focuses on optimizing data fetching and caching to improve application performance. It includes features like query invalidation, background refetching, and intelligent caching strategies. React Query minimizes unnecessary network requests and ensures that the UI remains in sync with the server data.</text:p>
          <text:p text:style-name="P59"/>
        </text:list-item>
        <text:list-item>
          <text:p text:style-name="P59">Integration with React: React Query integrates seamlessly with React components and follows React's principles and patterns. It provides hooks that align with React's component lifecycle, making it easy to incorporate data fetching and caching into React components. React Query's integration with React allows for a more cohesive and streamlined development experience.</text:p>
          <text:p text:style-name="P59"/>
        </text:list-item>
        <text:list-item>
          <text:p text:style-name="P59"><text:soft-page-break/>Flexibility and Extensibility: React Query is flexible and extensible, allowing developers to customize and extend its functionality. It provides hooks and utilities that can be combined or customized to fit specific use cases. React Query also offers options for optimistic updates, pagination, and other advanced features, allowing developers to adapt it to different scenarios.</text:p>
          <text:p text:style-name="P59"/>
        </text:list-item>
        <text:list-item>
          <text:p text:style-name="P60">Ecosystem and Community Support: React Query benefits from a vibrant community and has gained significant traction in the React ecosystem. It has an active community that provides support, shares examples, and contributes to the development of the library. The growing ecosystem around React Query ensures that there are resources and plugins available to enhance its capabilities.</text:p>
          <text:p text:style-name="P60"/>
        </text:list-item>
      </text:list>
      <text:p text:style-name="P27">While other data management libraries exist in the market, React Query differentiates itself with its focus on data fetching and synchronization, developer experience, performance optimizations, and seamless integration with React. It offers a specialized solution for handling data in React applications, making it a popular choice among developers.</text:p>
      <text:p text:style-name="P32"/>
      <text:p text:style-name="P27"/>
      <text:p text:style-name="P27"/>
      <text:p text:style-name="P42"/>
      <text:p text:style-name="P27"/>
      <text:p text:style-name="P27"/>
      <text:p text:style-name="P49">What is different in React Query and Other Library/ Advantage of React Query?</text:p>
      <text:p text:style-name="P27"/>
      <text:p text:style-name="P27">Focus on Data Fetching: React Query is specifically designed to handle data fetching and synchronization in client-side applications. It provides a declarative and hook-based approach to data fetching, simplifying the process and reducing boilerplate code.</text:p>
      <text:list xml:id="list1291032079" text:style-name="L6">
        <text:list-item>
          <text:p text:style-name="P61">Query-Based Approach: React Query uses a query-based approach, where queries are defined with unique keys and associated with specific data fetching operations. This allows for efficient caching, invalidation, and refetching of data.</text:p>
        </text:list-item>
        <text:list-item>
          <text:p text:style-name="P61">Automatic Caching and Data Synchronization: React Query includes built-in caching functionality that automatically stores and updates fetched data. It intelligently manages data synchronization, ensuring that the UI remains up to date with the server data. React Query handles cache invalidation and provides mechanisms for background refetching and updating data.</text:p>
        </text:list-item>
        <text:list-item>
          <text:p text:style-name="P62">Integration with React Components: React Query integrates well with React components, providing hooks and utilities that align with React's component <text:soft-page-break/>lifecycle. This allows for seamless integration of data fetching and state management into React applications.</text:p>
        </text:list-item>
        <text:list-item>
          <text:p text:style-name="P62">Developer Experience and Ease of Use: React Query focuses on providing an excellent developer experience. It offers a simple and intuitive API, clear documentation, and helpful dev tools for debugging and inspecting queries and cache state. React Query abstracts away complex data management logic, making it easier to handle data in React applications.</text:p>
        </text:list-item>
        <text:list-item>
          <text:p text:style-name="P62">Performance Optimization: React Query prioritizes performance optimization by minimizing unnecessary network requests and providing caching mechanisms. It offers features like query invalidation, background refetching, and intelligent cache updates to improve application performance.</text:p>
        </text:list-item>
      </text:list>
      <text:p text:style-name="P27">It's important to note that other libraries, such as Redux, MobX, or Apollo Client, may have different focuses or broader scopes beyond data fetching. These libraries provide more generalized state management solutions and may have additional features like global state management, middleware, or GraphQL support.</text:p>
      <text:p text:style-name="P27">React Query is specifically tailored for efficient data fetching and synchronization, providing a specialized solution for managing data in React applications. Its simplicity, performance optimizations, and tight integration with React have made it a popular choice among developers in the React ecosystem.</text:p>
      <text:p text:style-name="P32"/>
      <text:p text:style-name="P32"/>
      <text:p text:style-name="P32"/>
      <text:p text:style-name="P48"><text:span text:style-name="T28">React Query </text:span>Advantage<text:span text:style-name="T28">s</text:span></text:p>
      <text:p text:style-name="P43"/>
      <text:p text:style-name="P27">React Query offers several advantages that make it a popular choice for data management in React applications:</text:p>
      <text:list xml:id="list2483730984" text:style-name="L7">
        <text:list-item>
          <text:p text:style-name="P63">Simplified Data Fetching: React Query provides a declarative and hook-based approach to data fetching. It abstracts away the complexities of making network requests and simplifies the process of fetching data from various sources such as REST APIs or GraphQL endpoints. This leads to cleaner and more concise code.</text:p>
        </text:list-item>
        <text:list-item>
          <text:p text:style-name="P63">Built-in Caching: React Query includes a built-in caching mechanism that automatically caches fetched data. This caching feature reduces the need for redundant network requests and improves the overall performance of the application. Cached data can be reused across the application, ensuring a consistent and efficient data experience.</text:p>
        </text:list-item>
        <text:list-item>
          <text:p text:style-name="P63">Automatic Data Synchronization: React Query handles data synchronization between the client and server. It automatically manages cache invalidation, background refetching, and updates to ensure that the UI reflects the most up-to-date data. This simplifies the process of keeping data in sync and provides a seamless user experience.</text:p>
        </text:list-item>
        <text:list-item>
          <text:p text:style-name="P63"><text:soft-page-break/>Optimistic Updates: React Query supports optimistic updates, allowing the UI to be updated instantly before the server confirms the changes. This provides a smooth and responsive user experience by reducing perceived latency. In case of any errors, React Query also provides mechanisms to handle rollbacks and error states.</text:p>
        </text:list-item>
        <text:list-item>
          <text:p text:style-name="P63">Query Invalidation and Refetching: React Query automatically handles query invalidation and refetching based on various triggers, such as manual refetching, mutations, or network status changes. This ensures that the data stays up to date and avoids displaying stale or inconsistent information.</text:p>
        </text:list-item>
        <text:list-item>
          <text:p text:style-name="P63">Integration with React Components: React Query integrates well with React components, providing hooks and utilities that align with React's component lifecycle. This allows for seamless integration of data fetching, caching, and synchronization into React components, leading to more maintainable and reusable code.</text:p>
        </text:list-item>
        <text:list-item>
          <text:p text:style-name="P63">Developer Experience: React Query focuses on providing a great developer experience. It offers a clear and intuitive API, comprehensive documentation, and helpful dev tools for inspecting and debugging queries and cache state. This makes it easier to learn and use React Query in projects of any size.</text:p>
        </text:list-item>
      </text:list>
      <text:p text:style-name="P27">Overall, React Query simplifies data management, enhances performance through caching and synchronization, and offers a seamless integration with React components. It provides a streamlined and efficient way to handle data in React applications, improving developer productivity and enhancing the user experience.</text:p>
      <text:p text:style-name="P27"/>
      <text:p text:style-name="P27"/>
      <text:p text:style-name="P18">React Query:</text:p>
      <text:p text:style-name="P14"/>
      <text:list xml:id="list901534085" text:style-name="L8">
        <text:list-item>
          <text:p text:style-name="P73">React Query is a library specifically designed for managing remote data fetching, caching, and synchronization in React applications.</text:p>
        </text:list-item>
        <text:list-item>
          <text:p text:style-name="P73">It provides a set of hooks and utilities to simplify the process of fetching data from APIs, handling caching and invalidation, and managing asynchronous data operations.</text:p>
        </text:list-item>
        <text:list-item>
          <text:p text:style-name="P73">React Query offers built-in support for features like background refetching, query invalidation, optimistic updates, and pagination.</text:p>
        </text:list-item>
        <text:list-item>
          <text:p text:style-name="P73">It integrates well with GraphQL, REST APIs, and other data sources.</text:p>
        </text:list-item>
        <text:list-item>
          <text:p text:style-name="P73">React Query simplifies the handling of complex data operations and reduces the need for writing manual boilerplate code for data fetching and caching.</text:p>
        </text:list-item>
      </text:list>
      <text:p text:style-name="P14"/>
      <text:p text:style-name="P22">React Redux:</text:p>
      <text:p text:style-name="Standard"/>
      <text:list xml:id="list3194044441" text:style-name="L9">
        <text:list-item>
          <text:p text:style-name="P74">React Redux is a library that focuses on managing the application state using the Redux pattern, which follows a unidirectional data flow.</text:p>
        </text:list-item>
        <text:list-item>
          <text:p text:style-name="P74">Redux provides a centralized store to manage the application state, and React Redux connects React components to the Redux store, allowing them to access and update the state.</text:p>
        </text:list-item>
        <text:list-item>
          <text:p text:style-name="P74">React Redux is not specifically designed for data fetching or caching. It is more focused on managing the application's global state and facilitating state changes and actions across components.</text:p>
        </text:list-item>
        <text:list-item>
          <text:p text:style-name="P74">Redux works well for applications that require complex state management, such as large-scale applications with multiple interconnected components and shared state.</text:p>
        </text:list-item>
        <text:list-item>
          <text:p text:style-name="P74"><text:soft-page-break/>Redux can be used with any data fetching library, including React Query, to handle the state management aspect while delegating the data fetching and caching to specialized libraries.</text:p>
        </text:list-item>
      </text:list>
      <text:p text:style-name="Standard"/>
      <text:p text:style-name="P27"/>
      <text:p text:style-name="P27"/>
      <text:p text:style-name="P50">What are the Installation Steps, NPM required, etc</text:p>
      <text:p text:style-name="P44"/>
      <text:p text:style-name="P27">Using npm:</text:p>
      <text:p text:style-name="P27"/>
      <text:list xml:id="list2326147479" text:style-name="L10">
        <text:list-item>
          <text:p text:style-name="P64">Open your terminal or command prompt.</text:p>
        </text:list-item>
        <text:list-item>
          <text:p text:style-name="P64">Navigate to your project directory.</text:p>
        </text:list-item>
        <text:list-item>
          <text:p text:style-name="P64">Run the following command to install React Query:</text:p>
          <text:p text:style-name="P64"/>
        </text:list-item>
      </text:list>
      <text:p text:style-name="P52"><text:span text:style-name="T34">Npm </text:span><text:span text:style-name="T32">Link: </text:span><text:a xlink:type="simple" xlink:href="https://www.npmjs.com/package/react-query" text:style-name="Internet_20_link" text:visited-style-name="Visited_20_Internet_20_Link"><text:span text:style-name="T33">https://www.npmjs.com/package/react-query</text:span></text:a></text:p>
      <text:p text:style-name="P65"/>
      <text:p text:style-name="Standard"><text:span text:style-name="Source_20_Text"><text:span text:style-name="T25">command</text:span></text:span><text:span text:style-name="Source_20_Text"><text:span text:style-name="T12"> :- npm install react-query</text:span></text:span></text:p>
      <text:p text:style-name="Standard"><text:span text:style-name="Source_20_Text"><text:span text:style-name="T13"/></text:span></text:p>
      <text:p text:style-name="P12"><text:span text:style-name="Source_20_Text"><text:span text:style-name="T15">After running either of the above commands, npm <text:s/>will download and install React Query and its dependencies into your project.</text:span></text:span><text:span text:style-name="Source_20_Text"><text:span text:style-name="T29"><text:line-break/></text:span></text:span></text:p>
      <text:p text:style-name="P27">Once the installation is complete, you can start using React Query in your React components by importing the required hooks and functions. For example:</text:p>
      <text:p text:style-name="P1"><text:span text:style-name="Source_20_Text"><text:span text:style-name="T29"/></text:span></text:p>
      <text:p text:style-name="P15"/>
      <text:p text:style-name="Standard"><text:span text:style-name="Source_20_Text"><text:span text:style-name="T11">import { useQuery } from "react-query";</text:span></text:span></text:p>
      <text:p text:style-name="P4"/>
      <text:p text:style-name="P4">function MyComponent() {</text:p>
      <text:p text:style-name="P4">const { data, isLoading, isError } = useQuery("myData", fetchData);</text:p>
      <text:p text:style-name="P4"/>
      <text:p text:style-name="P4">if (isLoading) {</text:p>
      <text:p text:style-name="P4">return &lt;p&gt;Loading...&lt;/p&gt;;</text:p>
      <text:p text:style-name="P4">}</text:p>
      <text:p text:style-name="P4"/>
      <text:p text:style-name="P4">if (isError) {</text:p>
      <text:p text:style-name="P4">return &lt;p&gt;Error occurred while fetching data.&lt;/p&gt;;</text:p>
      <text:p text:style-name="P4">}</text:p>
      <text:p text:style-name="P4"/>
      <text:p text:style-name="P4">return (</text:p>
      <text:p text:style-name="P4">&lt;div&gt;</text:p>
      <text:p text:style-name="P23">{/* Render your component with the fetched data */}</text:p>
      <text:p text:style-name="P4">&lt;p&gt;{data}&lt;/p&gt;</text:p>
      <text:p text:style-name="P4">&lt;/div&gt;</text:p>
      <text:p text:style-name="P4">);</text:p>
      <text:p text:style-name="P4">}</text:p>
      <text:p text:style-name="Standard"/>
      <text:p text:style-name="Standard"><text:span text:style-name="Source_20_Text"><text:span text:style-name="T12"/></text:span></text:p>
      <text:p text:style-name="P27"><text:soft-page-break/><text:span text:style-name="T11"><text:line-break/></text:span><text:span text:style-name="T18">Syntax / Code of for Create, </text:span><text:span text:style-name="T19">Read</text:span><text:span text:style-name="T18">, Update, Delete</text:span></text:p>
      <text:p text:style-name="P6"/>
      <text:p text:style-name="P6"/>
      <text:p text:style-name="P75">Syntax:</text:p>
      <text:p text:style-name="P7"/>
      <text:list xml:id="list123735223807092" text:continue-list="list2409365742" text:style-name="L3">
        <text:list-header>
          <text:p text:style-name="P70"><text:span text:style-name="Source_20_Text"><text:span text:style-name="T16">useQuery</text:span></text:span><text:span text:style-name="T16"> hook: Syntax:</text:span></text:p>
          <text:p text:style-name="P56"/>
          <text:p text:style-name="P69"><text:span text:style-name="Source_20_Text"><text:span text:style-name="T26">const { data, isLoading, isError, error } = useQuery(queryKey, queryFn, options);</text:span></text:span></text:p>
        </text:list-header>
      </text:list>
      <text:p text:style-name="Standard"><text:span text:style-name="Source_20_Text"><text:span text:style-name="T29"/></text:span></text:p>
      <text:list xml:id="list123734193717784" text:continue-numbering="true" text:style-name="L3">
        <text:list-item>
          <text:list>
            <text:list-item>
              <text:p text:style-name="P69"><text:span text:style-name="Source_20_Text"><text:span text:style-name="T16">queryKey</text:span></text:span><text:span text:style-name="T29">: A unique key or an array of keys used to identify the query. It can be a string or an array of strings.</text:span></text:p>
            </text:list-item>
          </text:list>
        </text:list-item>
      </text:list>
      <text:p text:style-name="P27"/>
      <text:list xml:id="list123734917117535" text:continue-numbering="true" text:style-name="L3">
        <text:list-item>
          <text:list>
            <text:list-item>
              <text:p text:style-name="P70"><text:span text:style-name="Source_20_Text"><text:span text:style-name="T16">queryFn</text:span></text:span><text:span text:style-name="T29">: A function that performs the actual data fetching operation. It can be an asynchronous function or a promise that resolves to the fetched data.</text:span></text:p>
            </text:list-item>
          </text:list>
        </text:list-item>
      </text:list>
      <text:p text:style-name="P30"/>
      <text:list xml:id="list123735369032651" text:continue-numbering="true" text:style-name="L3">
        <text:list-item>
          <text:list>
            <text:list-item>
              <text:p text:style-name="P70"><text:span text:style-name="Source_20_Text"><text:span text:style-name="T16">options</text:span></text:span><text:span text:style-name="T16"> (optional)</text:span><text:span text:style-name="T15">:</text:span><text:span text:style-name="T29"> An object that allows you to configure various options for the query, such as caching, background refetching, and more.</text:span></text:p>
              <text:p text:style-name="P56"/>
            </text:list-item>
          </text:list>
          <text:p text:style-name="P70"><text:span text:style-name="Source_20_Text"><text:span text:style-name="T16">useMutation</text:span></text:span><text:span text:style-name="T16"> hook: Syntax:</text:span></text:p>
          <text:p text:style-name="P56"/>
          <text:p text:style-name="P69"><text:span text:style-name="Source_20_Text"><text:span text:style-name="T26">const mutation = useMutation(mutateFn, options);</text:span></text:span></text:p>
        </text:list-item>
      </text:list>
      <text:p text:style-name="Standard"><text:span text:style-name="Source_20_Text"><text:span text:style-name="T29"/></text:span></text:p>
      <text:list xml:id="list123734549586654" text:continue-numbering="true" text:style-name="L3">
        <text:list-item>
          <text:list>
            <text:list-item>
              <text:p text:style-name="P70"><text:span text:style-name="Source_20_Text"><text:span text:style-name="T16">mutateFn</text:span></text:span><text:span text:style-name="T35">: </text:span><text:span text:style-name="T29">A function that performs the mutation operation, typically an asynchronous function or a promise.</text:span></text:p>
            </text:list-item>
          </text:list>
        </text:list-item>
      </text:list>
      <text:p text:style-name="P30"/>
      <text:list xml:id="list123735653087448" text:continue-numbering="true" text:style-name="L3">
        <text:list-item>
          <text:list>
            <text:list-item>
              <text:p text:style-name="P76"><text:span text:style-name="Source_20_Text"><text:span text:style-name="T20">options</text:span></text:span><text:span text:style-name="T20"> (optional):</text:span><text:span text:style-name="T22"> An object that allows you to configure options for the mutation, such as onMutate, onSuccess, onError callbacks, and more.</text:span></text:p>
            </text:list-item>
          </text:list>
        </text:list-item>
      </text:list>
      <text:p text:style-name="P7"/>
      <text:p text:style-name="P7"/>
      <text:p text:style-name="P3"><text:span text:style-name="T27">QueryClientProvider and <text:s/></text:span>QueryClient</text:p>
      <text:p text:style-name="P72"/>
      <text:p text:style-name="Standard"><text:span text:style-name="T29">In React Query, the </text:span><text:span text:style-name="Source_20_Text"><text:span text:style-name="T16">QueryClientProvider</text:span></text:span><text:span text:style-name="T29"> is a component that is used to provide the </text:span><text:span text:style-name="Source_20_Text"><text:span text:style-name="T16">QueryClient</text:span></text:span><text:span text:style-name="T29"> instance to the React component tree. It acts as a context provider for the </text:span><text:span text:style-name="Source_20_Text"><text:span text:style-name="T16">QueryClient</text:span></text:span><text:span text:style-name="T29"> instance, allowing all child components to access the same instance.</text:span></text:p>
      <text:p text:style-name="P27"/>
      <text:p text:style-name="Standard"><text:span text:style-name="T29">The </text:span><text:span text:style-name="Source_20_Text"><text:span text:style-name="T16">QueryClientProvider</text:span></text:span><text:span text:style-name="T29"> component is typically placed at the root of your application or at a higher level in the component hierarchy where you want to make React Query functionality available. It wraps your component tree and ensures that the </text:span><text:span text:style-name="Source_20_Text"><text:span text:style-name="T16">QueryClient</text:span></text:span><text:span text:style-name="T29"> is accessible to all components that use React Query hooks or utilities.</text:span></text:p>
      <text:p text:style-name="P27"><text:line-break/><text:span text:style-name="T6">Example:</text:span></text:p>
      <text:p text:style-name="P72"><text:soft-page-break/></text:p>
      <text:p text:style-name="P8">import React from 'react';</text:p>
      <text:p text:style-name="P8">import { QueryClient, QueryClientProvider } from 'react-query';</text:p>
      <text:p text:style-name="P8"/>
      <text:p text:style-name="P24">// Create an instance of QueryClient</text:p>
      <text:p text:style-name="P8">const queryClient = new QueryClient();</text:p>
      <text:p text:style-name="P8"/>
      <text:p text:style-name="P8">function App() {</text:p>
      <text:p text:style-name="P8"><text:s text:c="2"/>return (</text:p>
      <text:p text:style-name="P8"><text:s text:c="4"/>&lt;QueryClientProvider client={queryClient}&gt;</text:p>
      <text:p text:style-name="P8"><text:s text:c="6"/><text:span text:style-name="T24">{/* Your application components */}</text:span></text:p>
      <text:p text:style-name="P8"><text:s text:c="4"/>&lt;/QueryClientProvider&gt;</text:p>
      <text:p text:style-name="P8"><text:s text:c="2"/>);</text:p>
      <text:p text:style-name="P8">}</text:p>
      <text:p text:style-name="P8"/>
      <text:p text:style-name="P8"/>
      <text:p text:style-name="P8"/>
      <text:p text:style-name="P27">In this example:</text:p>
      <text:p text:style-name="P2"/>
      <text:list xml:id="list1562783861" text:style-name="L11">
        <text:list-item>
          <text:p text:style-name="P77"><text:span text:style-name="T29">We import the </text:span><text:span text:style-name="Source_20_Text"><text:span text:style-name="T16">QueryClient</text:span></text:span><text:span text:style-name="T29"> and </text:span><text:span text:style-name="Source_20_Text"><text:span text:style-name="T16">QueryClientProvider</text:span></text:span><text:span text:style-name="T29"> from the</text:span><text:span text:style-name="T35"> </text:span><text:span text:style-name="Source_20_Text"><text:span text:style-name="T1">react-query</text:span></text:span><text:span text:style-name="T29"> </text:span><text:span text:style-name="T22">package.</text:span></text:p>
        </text:list-item>
      </text:list>
      <text:p text:style-name="P78"/>
      <text:list xml:id="list123734437557200" text:continue-numbering="true" text:style-name="L11">
        <text:list-item>
          <text:p text:style-name="P77"><text:span text:style-name="T22">We create an instance of </text:span><text:span text:style-name="Source_20_Text"><text:span text:style-name="T20">QueryClient</text:span></text:span><text:span text:style-name="T22"> using the </text:span><text:span text:style-name="Source_20_Text"><text:span text:style-name="T20">new QueryClient()</text:span></text:span><text:span text:style-name="T20"> </text:span><text:span text:style-name="T22">syntax.</text:span></text:p>
        </text:list-item>
      </text:list>
      <text:p text:style-name="P78"/>
      <text:list xml:id="list123735665731580" text:continue-numbering="true" text:style-name="L11">
        <text:list-item>
          <text:p text:style-name="P77"><text:span text:style-name="T22">Inside the </text:span><text:span text:style-name="Source_20_Text"><text:span text:style-name="T20">App</text:span></text:span><text:span text:style-name="T22"> component, we wrap our application components with the </text:span><text:span text:style-name="Source_20_Text"><text:span text:style-name="T20">QueryClientProvider</text:span></text:span><text:span text:style-name="T22"> component. We pass the </text:span><text:span text:style-name="Source_20_Text"><text:span text:style-name="T20">queryClient</text:span></text:span><text:span text:style-name="T22"> instance as the </text:span><text:span text:style-name="Source_20_Text"><text:span text:style-name="T21">client</text:span></text:span><text:span text:style-name="T22"> prop to the </text:span><text:span text:style-name="Source_20_Text"><text:span text:style-name="T20">QueryClientProvider</text:span></text:span><text:span text:style-name="T22">.</text:span></text:p>
        </text:list-item>
      </text:list>
      <text:p text:style-name="P78"/>
      <text:list xml:id="list123735230019384" text:continue-numbering="true" text:style-name="L11">
        <text:list-item>
          <text:p text:style-name="P77"><text:span text:style-name="T22">Any child components within the </text:span><text:span text:style-name="Source_20_Text"><text:span text:style-name="T20">QueryClientProvider</text:span></text:span><text:span text:style-name="T22"> can now access the </text:span><text:span text:style-name="Source_20_Text"><text:span text:style-name="T20">QueryClient</text:span></text:span><text:span text:style-name="T22"> instance and utilize React Query functionality, such as data fetching, caching, and mutations, by using React Query hooks like </text:span><text:span text:style-name="Source_20_Text"><text:span text:style-name="T20">useQuery</text:span></text:span><text:span text:style-name="T22"> and </text:span><text:span text:style-name="Source_20_Text"><text:span text:style-name="T20">useMutation</text:span></text:span><text:span text:style-name="T22">.</text:span></text:p>
        </text:list-item>
      </text:list>
      <text:p text:style-name="P78"/>
      <text:p text:style-name="Standard"><text:span text:style-name="T22">By using the </text:span><text:span text:style-name="Source_20_Text"><text:span text:style-name="T20">QueryClientProvider</text:span></text:span><text:span text:style-name="T22">, you ensure that the </text:span><text:span text:style-name="Source_20_Text"><text:span text:style-name="T14">QueryClient</text:span></text:span><text:span text:style-name="T22"> instance is available throughout your component tree, enabling consistent and shared functionality provided by React Query.</text:span></text:p>
      <text:p text:style-name="P41"><text:line-break/></text:p>
      <text:p text:style-name="P6"/>
      <text:p text:style-name="P5"><text:span text:style-name="T18">Code of for Create, </text:span><text:span text:style-name="T19">Read</text:span><text:span text:style-name="T18">, Update, Delete</text:span></text:p>
      <text:p text:style-name="P6"/>
      <text:p text:style-name="Standard"><text:span text:style-name="T29">To fetch and handle data using React Query, you can use the </text:span><text:span text:style-name="Source_20_Text"><text:span text:style-name="T16">useQuery</text:span></text:span><text:span text:style-name="T29"> hook. Here's an example of how to fetch and display data using React Query:</text:span></text:p>
      <text:p text:style-name="P27"/>
      <text:p text:style-name="P8"><text:soft-page-break/>import { useQuery } from 'react-query';</text:p>
      <text:p text:style-name="P8">import axios from 'axios';</text:p>
      <text:p text:style-name="P8"/>
      <text:p text:style-name="P8">const fetchData = async () =&gt; {</text:p>
      <text:p text:style-name="P8"><text:s text:c="2"/><text:span text:style-name="T24">// Perform the API request using axios to fetch data</text:span></text:p>
      <text:p text:style-name="P8"><text:s text:c="2"/>const response = await axios.get('/api/data');</text:p>
      <text:p text:style-name="P8"/>
      <text:p text:style-name="P8"><text:s text:c="2"/><text:span text:style-name="T24">// Return the response data</text:span></text:p>
      <text:p text:style-name="P8"><text:s text:c="2"/>return response.data;</text:p>
      <text:p text:style-name="P8">};</text:p>
      <text:p text:style-name="P8"/>
      <text:p text:style-name="P8">function ReadDataComponent() {</text:p>
      <text:p text:style-name="P8"><text:s text:c="2"/>const { data, isLoading, isError } = useQuery('data', fetchData);</text:p>
      <text:p text:style-name="P8"/>
      <text:p text:style-name="P8"><text:s text:c="2"/>if (isLoading) {</text:p>
      <text:p text:style-name="P8"><text:s text:c="4"/>return &lt;p&gt;Loading...&lt;/p&gt;;</text:p>
      <text:p text:style-name="P8"><text:s text:c="2"/>}</text:p>
      <text:p text:style-name="P8"/>
      <text:p text:style-name="P8"><text:s text:c="2"/>if (isError) {</text:p>
      <text:p text:style-name="P8"><text:s text:c="4"/>return &lt;p&gt;Error occurred while fetching data.&lt;/p&gt;;</text:p>
      <text:p text:style-name="P8"><text:s text:c="2"/>}</text:p>
      <text:p text:style-name="P8"/>
      <text:p text:style-name="P8"><text:s text:c="2"/>return (</text:p>
      <text:p text:style-name="P8"><text:s text:c="4"/>&lt;div&gt;</text:p>
      <text:p text:style-name="P8"><text:s text:c="6"/><text:span text:style-name="T24">{/* Render the fetched data */}</text:span></text:p>
      <text:p text:style-name="P8"><text:s text:c="6"/>&lt;p&gt;{data}&lt;/p&gt;</text:p>
      <text:p text:style-name="P8"><text:s text:c="4"/>&lt;/div&gt;</text:p>
      <text:p text:style-name="P8"><text:s text:c="2"/>);</text:p>
      <text:p text:style-name="P8">}</text:p>
      <text:p text:style-name="P8"/>
      <text:p text:style-name="P33">In this example:</text:p>
      <text:p text:style-name="P27"/>
      <text:p text:style-name="Standard"><text:span text:style-name="T29">We define an </text:span><text:span text:style-name="Source_20_Text"><text:span text:style-name="T29">async</text:span></text:span><text:span text:style-name="T29"> function called </text:span><text:span text:style-name="Source_20_Text"><text:span text:style-name="T16">fetchData</text:span></text:span><text:span text:style-name="T29"> that uses Axios to perform the API request to fetch data from the </text:span><text:span text:style-name="Source_20_Text"><text:span text:style-name="T29">/api/data</text:span></text:span><text:span text:style-name="T29"> endpoint.</text:span></text:p>
      <text:list xml:id="list44555213" text:style-name="L12">
        <text:list-item>
          <text:p text:style-name="P79"><text:span text:style-name="T29">Inside the </text:span><text:span text:style-name="Source_20_Text"><text:span text:style-name="T16">ReadDataComponent</text:span></text:span><text:span text:style-name="T29">, we use the </text:span><text:span text:style-name="Source_20_Text"><text:span text:style-name="T29">useQuery</text:span></text:span><text:span text:style-name="T29"> hook to fetch data. The first argument to </text:span><text:span text:style-name="Source_20_Text"><text:span text:style-name="T16">useQuery</text:span></text:span><text:span text:style-name="T29"> is the query key, which is a unique identifier for the query. In this case, we use </text:span><text:span text:style-name="Source_20_Text"><text:span text:style-name="T16">'data'</text:span></text:span><text:span text:style-name="T15"> </text:span><text:span text:style-name="T29">as the query key.</text:span></text:p>
        </text:list-item>
        <text:list-item>
          <text:p text:style-name="P79"><text:span text:style-name="T29">The second argument to </text:span><text:span text:style-name="Source_20_Text"><text:span text:style-name="T29">useQuery</text:span></text:span><text:span text:style-name="T29"> is the </text:span><text:span text:style-name="Source_20_Text"><text:span text:style-name="T29">fetchData</text:span></text:span><text:span text:style-name="T29"> function that utilizes Axios to perform the data fetching operation. The </text:span><text:span text:style-name="Source_20_Text"><text:span text:style-name="T29">useQuery</text:span></text:span><text:span text:style-name="T29"> hook will automatically call this function and manage the data fetching process.</text:span></text:p>
        </text:list-item>
        <text:list-item>
          <text:p text:style-name="P79"><text:span text:style-name="T29">The </text:span><text:span text:style-name="Source_20_Text"><text:span text:style-name="T16">useQuery</text:span></text:span><text:span text:style-name="T29"> hook returns an object with properties like </text:span><text:span text:style-name="Source_20_Text"><text:span text:style-name="T16">data</text:span></text:span><text:span text:style-name="T15">, </text:span><text:span text:style-name="Source_20_Text"><text:span text:style-name="T16">isLoading</text:span></text:span><text:span text:style-name="T15">,</text:span><text:span text:style-name="T29"> and </text:span><text:span text:style-name="Source_20_Text"><text:span text:style-name="T35">isError</text:span></text:span><text:span text:style-name="T29">, representing the current state of the query.</text:span></text:p>
        </text:list-item>
        <text:list-item>
          <text:p text:style-name="P79"><text:span text:style-name="T29">We handle different states in the </text:span><text:span text:style-name="Source_20_Text"><text:span text:style-name="T16">ReadDataComponent</text:span></text:span><text:span text:style-name="T15">:</text:span></text:p>
          <text:list>
            <text:list-item>
              <text:p text:style-name="P79"><text:span text:style-name="T29">If </text:span><text:span text:style-name="Source_20_Text"><text:span text:style-name="T16">isLoading</text:span></text:span><text:span text:style-name="T29"> is true, we display a loading message.</text:span></text:p>
            </text:list-item>
            <text:list-item>
              <text:p text:style-name="P79"><text:soft-page-break/><text:span text:style-name="T29">If </text:span><text:span text:style-name="Source_20_Text"><text:span text:style-name="T16">isError</text:span></text:span><text:span text:style-name="T29"> is true, we display an error message.</text:span></text:p>
            </text:list-item>
            <text:list-item>
              <text:p text:style-name="P66">If the data is successfully fetched, we render the fetched data.</text:p>
            </text:list-item>
          </text:list>
        </text:list-item>
      </text:list>
      <text:p text:style-name="Standard"><text:span text:style-name="T29">By utilizing Axios within the </text:span><text:span text:style-name="Source_20_Text"><text:span text:style-name="T16">useQuery</text:span></text:span><text:span text:style-name="T29"> hook, you can seamlessly integrate Axios for making API requests while leveraging the features and benefits of React Query for data fetching and state management. The fetched data is automatically stored in the React Query cache, ensuring efficient caching and synchronization.</text:span></text:p>
      <text:p text:style-name="P8"/>
      <text:p text:style-name="P9">import { useMutation } from 'react-query';</text:p>
      <text:p text:style-name="P9">import axios from 'axios';</text:p>
      <text:p text:style-name="P34"/>
      <text:p text:style-name="P9">const postData = async (newData) =&gt; {</text:p>
      <text:p text:style-name="P9"><text:s text:c="2"/><text:span text:style-name="T24">// Perform the API request using axios to post data</text:span></text:p>
      <text:p text:style-name="P9"><text:s text:c="2"/>const response = await axios.post('/api/data', newData);</text:p>
      <text:p text:style-name="P9"/>
      <text:p text:style-name="P9"><text:s text:c="2"/><text:span text:style-name="T24">// Return the response data</text:span></text:p>
      <text:p text:style-name="P9"><text:s text:c="2"/>return response.data;</text:p>
      <text:p text:style-name="P9">};</text:p>
      <text:p text:style-name="P9"/>
      <text:p text:style-name="P9">function PostDataComponent() {</text:p>
      <text:p text:style-name="P9"><text:s text:c="2"/>const mutation = useMutation(postData);</text:p>
      <text:p text:style-name="P9"/>
      <text:p text:style-name="P9"><text:s text:c="2"/>const handlePost = async () =&gt; {</text:p>
      <text:p text:style-name="P9"><text:s text:c="4"/>const newData = <text:span text:style-name="T24">{ /* New data object */ };</text:span></text:p>
      <text:p text:style-name="P9"><text:s text:c="4"/>await mutation.mutateAsync(newData);</text:p>
      <text:p text:style-name="P9"><text:s text:c="2"/>};</text:p>
      <text:p text:style-name="P9"/>
      <text:p text:style-name="P9"><text:s text:c="2"/>return (</text:p>
      <text:p text:style-name="P9"><text:s text:c="4"/>&lt;div&gt;</text:p>
      <text:p text:style-name="P9"><text:s text:c="6"/>&lt;button onClick={handlePost}&gt;Post Data&lt;/button&gt;</text:p>
      <text:p text:style-name="P9"><text:s text:c="4"/>&lt;/div&gt;</text:p>
      <text:p text:style-name="P9"><text:s text:c="2"/>);</text:p>
      <text:p text:style-name="P9">}</text:p>
      <text:p text:style-name="P9"/>
      <text:p text:style-name="P21">In this example:</text:p>
      <text:p text:style-name="P9"/>
      <text:p text:style-name="Standard"><text:span text:style-name="T29">We define an </text:span><text:span text:style-name="Source_20_Text"><text:span text:style-name="T29">async</text:span></text:span><text:span text:style-name="T29"> function called </text:span><text:span text:style-name="Source_20_Text"><text:span text:style-name="T16">postData</text:span></text:span><text:span text:style-name="T29"> that uses Axios to perform the API request to post data to the </text:span><text:span text:style-name="Source_20_Text"><text:span text:style-name="T29">/api/data</text:span></text:span><text:span text:style-name="T29"> endpoint.</text:span></text:p>
      <text:list xml:id="list3927493098" text:style-name="L13">
        <text:list-item>
          <text:p text:style-name="P80"><text:span text:style-name="T29">Inside the </text:span><text:span text:style-name="Source_20_Text"><text:span text:style-name="T16">PostDataComponent</text:span></text:span><text:span text:style-name="T29">, we use the </text:span><text:span text:style-name="Source_20_Text"><text:span text:style-name="T16">useMutation</text:span></text:span><text:span text:style-name="T29"> hook to handle the mutation operation. The </text:span><text:span text:style-name="Source_20_Text"><text:span text:style-name="T29">useMutation</text:span></text:span><text:span text:style-name="T29"> hook takes the </text:span><text:span text:style-name="Source_20_Text"><text:span text:style-name="T16">postData</text:span></text:span><text:span text:style-name="T29"> function as the first argument.</text:span></text:p>
        </text:list-item>
        <text:list-item>
          <text:p text:style-name="P80"><text:span text:style-name="T29">The </text:span><text:span text:style-name="Source_20_Text"><text:span text:style-name="T29">useMutation</text:span></text:span><text:span text:style-name="T29"> hook returns an object with various properties and functions related to the mutation, such as </text:span><text:span text:style-name="Source_20_Text"><text:span text:style-name="T16">mutate</text:span></text:span><text:span text:style-name="T15">, </text:span><text:span text:style-name="Source_20_Text"><text:span text:style-name="T16">mutateAsync</text:span></text:span><text:span text:style-name="T29">, and </text:span><text:span text:style-name="Source_20_Text"><text:span text:style-name="T16">isLoading</text:span></text:span><text:span text:style-name="T29">.</text:span></text:p>
        </text:list-item>
        <text:list-item>
          <text:p text:style-name="P80"><text:soft-page-break/><text:span text:style-name="T29">We define a </text:span><text:span text:style-name="Source_20_Text"><text:span text:style-name="T16">handlePost</text:span></text:span><text:span text:style-name="T29"> function that will be triggered when the </text:span><text:span text:style-name="T16">"Post Data" </text:span><text:span text:style-name="T29">button is clicked. This function calls </text:span><text:span text:style-name="Source_20_Text"><text:span text:style-name="T29">mutation.</text:span></text:span><text:span text:style-name="Source_20_Text"><text:span text:style-name="T16">mutateAsync</text:span></text:span><text:span text:style-name="T29"> and passes the new data as an argument. The </text:span><text:span text:style-name="Source_20_Text"><text:span text:style-name="T16">mutateAsync</text:span></text:span><text:span text:style-name="T29"> function triggers the mutation operation asynchronously.</text:span></text:p>
        </text:list-item>
        <text:list-item>
          <text:p text:style-name="P80"><text:span text:style-name="T29">By using React Query's </text:span><text:span text:style-name="Source_20_Text"><text:span text:style-name="T16">useMutation</text:span></text:span><text:span text:style-name="T29"> hook with Axios, the mutation operation is abstracted away, and React Query automatically handles things like optimistic updates, invalidating relevant queries, and error handling.</text:span></text:p>
        </text:list-item>
      </text:list>
      <text:p text:style-name="Standard"><text:span text:style-name="T29">By utilizing Axios within the </text:span><text:span text:style-name="Source_20_Text"><text:span text:style-name="T16">useMutation</text:span></text:span><text:span text:style-name="T29"> hook, you can easily handle data posting operations with React Query. The </text:span><text:span text:style-name="Source_20_Text"><text:span text:style-name="T16">mutateAsync</text:span></text:span><text:span text:style-name="T29"> function triggers the mutation operation, and you can pass the necessary data as an argument to that function.</text:span></text:p>
      <text:p text:style-name="P41"/>
      <text:p text:style-name="Standard"><text:span text:style-name="T29">To <text:s/></text:span><text:span text:style-name="T36">up</text:span><text:span text:style-name="T37">d</text:span><text:span text:style-name="T36">ate </text:span><text:span text:style-name="T29">(PUT/PATCH)</text:span><text:span text:style-name="T36"> </text:span><text:span text:style-name="T35"><text:s/></text:span><text:span text:style-name="T16">data</text:span><text:span text:style-name="T29"> using React Query, you can use the </text:span><text:span text:style-name="Source_20_Text"><text:span text:style-name="T16">useMutation</text:span></text:span><text:span text:style-name="T29"> hook. Here's an example of how to </text:span><text:span text:style-name="T30">update </text:span><text:span text:style-name="T29"><text:s/>data using React Query:</text:span></text:p>
      <text:p text:style-name="P35"/>
      <text:p text:style-name="P10">import { useMutation } from 'react-query';</text:p>
      <text:p text:style-name="P10">import axios from 'axios';</text:p>
      <text:p text:style-name="P10"/>
      <text:p text:style-name="P10">const updateData = async (updatedData) =&gt; {</text:p>
      <text:p text:style-name="P10"><text:s text:c="2"/><text:span text:style-name="T23">// Perform the API request using axios to update data</text:span></text:p>
      <text:p text:style-name="P10"><text:s text:c="2"/>const response = await axios.put('/api/data', updatedData);</text:p>
      <text:p text:style-name="P10"/>
      <text:p text:style-name="P10"><text:s text:c="2"/><text:span text:style-name="T23">// Return the response data</text:span></text:p>
      <text:p text:style-name="P10"><text:s text:c="2"/>return response.data;</text:p>
      <text:p text:style-name="P10">};</text:p>
      <text:p text:style-name="P10"/>
      <text:p text:style-name="P10">function UpdateDataComponent({ initialData }) {</text:p>
      <text:p text:style-name="P10"><text:s text:c="2"/>const mutation = useMutation(updateData);</text:p>
      <text:p text:style-name="P10"/>
      <text:p text:style-name="P10"><text:s text:c="2"/>const handleUpdate = async () =&gt; {</text:p>
      <text:p text:style-name="P10"><text:s text:c="4"/>const updatedData = <text:span text:style-name="T23">{ /* Updated data object */ };</text:span></text:p>
      <text:p text:style-name="P10"><text:s text:c="4"/>await mutation.mutateAsync(updatedData);</text:p>
      <text:p text:style-name="P10"><text:s text:c="2"/>};</text:p>
      <text:p text:style-name="P10"/>
      <text:p text:style-name="P10"><text:s text:c="2"/>return (</text:p>
      <text:p text:style-name="P10"><text:s text:c="4"/>&lt;div&gt;</text:p>
      <text:p text:style-name="P10"><text:s text:c="6"/><text:span text:style-name="T23">{/* Render a form or UI to update the data */}</text:span></text:p>
      <text:p text:style-name="P10"><text:s text:c="6"/>&lt;button onClick={handleUpdate}&gt;Update Data&lt;/button&gt;</text:p>
      <text:p text:style-name="P10"><text:s text:c="4"/>&lt;/div&gt;</text:p>
      <text:p text:style-name="P10"><text:s text:c="2"/>);</text:p>
      <text:p text:style-name="P10">}</text:p>
      <text:p text:style-name="P10"/>
      <text:p text:style-name="P21">In this example:</text:p>
      <text:p text:style-name="P10"/>
      <text:list xml:id="list2341765677" text:style-name="L14">
        <text:list-item>
          <text:p text:style-name="P81"><text:soft-page-break/><text:span text:style-name="T29">We define an </text:span><text:span text:style-name="Source_20_Text"><text:span text:style-name="T29">async</text:span></text:span><text:span text:style-name="T29"> function called </text:span><text:span text:style-name="Source_20_Text"><text:span text:style-name="T16">updateData</text:span></text:span><text:span text:style-name="T29"> that uses Axios to perform the API request to update data on the </text:span><text:span text:style-name="Source_20_Text"><text:span text:style-name="T29">/api/data</text:span></text:span><text:span text:style-name="T29"> endpoint.</text:span></text:p>
        </text:list-item>
        <text:list-item>
          <text:p text:style-name="P81"><text:span text:style-name="T31"><text:s/></text:span><text:span text:style-name="T29">Inside the </text:span><text:span text:style-name="Source_20_Text"><text:span text:style-name="T16">UpdateDataComponent</text:span></text:span><text:span text:style-name="T29">, we use the </text:span><text:span text:style-name="Source_20_Text"><text:span text:style-name="T29">useMutation</text:span></text:span><text:span text:style-name="T29"> hook to handle the mutation operation. The </text:span><text:span text:style-name="Source_20_Text"><text:span text:style-name="T16">useMutation</text:span></text:span><text:span text:style-name="T29"> hook takes the </text:span><text:span text:style-name="Source_20_Text"><text:span text:style-name="T29">updateData</text:span></text:span><text:span text:style-name="T29"> function as the first argument.</text:span></text:p>
        </text:list-item>
        <text:list-item>
          <text:p text:style-name="P81"><text:span text:style-name="T29">The </text:span><text:span text:style-name="Source_20_Text"><text:span text:style-name="T16">useMutation</text:span></text:span><text:span text:style-name="T29"> hook returns an object with various properties and functions related to the mutation, such as </text:span><text:span text:style-name="Source_20_Text"><text:span text:style-name="T29">mutate</text:span></text:span><text:span text:style-name="T29">, </text:span><text:span text:style-name="Source_20_Text"><text:span text:style-name="T16">mutateAsync</text:span></text:span><text:span text:style-name="T29">, and </text:span><text:span text:style-name="Source_20_Text"><text:span text:style-name="T16">isLoading</text:span></text:span><text:span text:style-name="T29">.</text:span></text:p>
        </text:list-item>
        <text:list-item>
          <text:p text:style-name="P81"><text:span text:style-name="T29">We define a </text:span><text:span text:style-name="Source_20_Text"><text:span text:style-name="T16">handleUpdate</text:span></text:span><text:span text:style-name="T29"> function that will be triggered when the </text:span><text:span text:style-name="T16">"Update Data"</text:span><text:span text:style-name="T15"> </text:span><text:span text:style-name="T29">button is clicked. This function calls </text:span><text:span text:style-name="Source_20_Text"><text:span text:style-name="T29">mutation.mutateAsync</text:span></text:span><text:span text:style-name="T29"> and passes the updated data as an argument. The </text:span><text:span text:style-name="Source_20_Text"><text:span text:style-name="T16">mutateAsync</text:span></text:span><text:span text:style-name="T29"> function triggers the mutation operation asynchronously.</text:span></text:p>
        </text:list-item>
        <text:list-item>
          <text:p text:style-name="P81"><text:span text:style-name="T29">By using React Query's </text:span><text:span text:style-name="Source_20_Text"><text:span text:style-name="T16">useMutation</text:span></text:span><text:span text:style-name="T29"> hook with Axios, the mutation operation is abstracted away, and React Query automatically handles things like optimistic updates, invalidating relevant queries, and error handling.</text:span></text:p>
        </text:list-item>
      </text:list>
      <text:p text:style-name="P27"/>
      <text:p text:style-name="Standard"><text:span text:style-name="T29">You can customize the </text:span><text:span text:style-name="Source_20_Text"><text:span text:style-name="T16">updateData</text:span></text:span><text:span text:style-name="T29"> function to fit your specific API endpoint, payload structure, and the HTTP method (e.g., </text:span><text:span text:style-name="Source_20_Text"><text:span text:style-name="T29">put</text:span></text:span><text:span text:style-name="T29">, </text:span><text:span text:style-name="Source_20_Text"><text:span text:style-name="T29">patch</text:span></text:span><text:span text:style-name="T29">) required for updating the data.</text:span></text:p>
      <text:p text:style-name="Standard"><text:span text:style-name="T29">By utilizing Axios within the </text:span><text:span text:style-name="Source_20_Text"><text:span text:style-name="T16">useMutation</text:span></text:span><text:span text:style-name="T29"> hook, you can easily handle data update operations with React Query. The </text:span><text:span text:style-name="Source_20_Text"><text:span text:style-name="T16">mutateAsync</text:span></text:span><text:span text:style-name="T29"> function triggers the mutation operation, and you can pass the updated data as an argument to that function.</text:span></text:p>
      <text:p text:style-name="P27"/>
      <text:p text:style-name="P27"/>
      <text:p text:style-name="P13"><text:span text:style-name="T29">To <text:s/></text:span><text:span text:style-name="T38">delete</text:span><text:span text:style-name="T30"> </text:span><text:span text:style-name="T35"><text:s/>(</text:span><text:span text:style-name="T38">delete</text:span><text:span text:style-name="T35">) data <text:s/>u</text:span><text:span text:style-name="T29">sing React Query, you can use the </text:span><text:span text:style-name="Source_20_Text"><text:span text:style-name="T5">useMutation</text:span></text:span><text:span text:style-name="T29"> hook. Here's an example of how to </text:span><text:span text:style-name="T30">delete </text:span><text:span text:style-name="T29"><text:s/>data using React Query:</text:span></text:p>
      <text:p text:style-name="P36"/>
      <text:p text:style-name="P11">import { useMutation } from 'react-query';</text:p>
      <text:p text:style-name="P11">import axios from 'axios';</text:p>
      <text:p text:style-name="P11"/>
      <text:p text:style-name="P11">const deleteData = async (id) =&gt; {</text:p>
      <text:p text:style-name="P11"><text:s text:c="2"/><text:span text:style-name="T24">// Perform the API request using axios to delete data</text:span></text:p>
      <text:p text:style-name="P11"><text:s text:c="2"/>const response = await axios.delete(`/api/data/${id}`);</text:p>
      <text:p text:style-name="P11"/>
      <text:p text:style-name="P11"><text:s text:c="2"/><text:span text:style-name="T24">// Return the response data</text:span></text:p>
      <text:p text:style-name="P11"><text:s text:c="2"/>return response.data;</text:p>
      <text:p text:style-name="P11">};</text:p>
      <text:p text:style-name="P11"/>
      <text:p text:style-name="P11">function DeleteDataComponent({ id }) {</text:p>
      <text:p text:style-name="P11"><text:s text:c="2"/>const mutation = useMutation(deleteData);</text:p>
      <text:p text:style-name="P11"/>
      <text:p text:style-name="P11"><text:s text:c="2"/>const handleDelete = async () =&gt; {</text:p>
      <text:p text:style-name="P11"><text:s text:c="4"/>await mutation.mutateAsync(id);</text:p>
      <text:p text:style-name="P11"><text:s text:c="2"/>};</text:p>
      <text:p text:style-name="P11"/>
      <text:p text:style-name="P11"><text:soft-page-break/><text:s text:c="2"/>return (</text:p>
      <text:p text:style-name="P11"><text:s text:c="4"/>&lt;div&gt;</text:p>
      <text:p text:style-name="P11"><text:s text:c="6"/>&lt;button onClick={handleDelete}&gt;Delete Data&lt;/button&gt;</text:p>
      <text:p text:style-name="P11"><text:s text:c="4"/>&lt;/div&gt;</text:p>
      <text:p text:style-name="P11"><text:s text:c="2"/>);</text:p>
      <text:p text:style-name="P11">}</text:p>
      <text:p text:style-name="P11"/>
      <text:p text:style-name="P21">In this example:</text:p>
      <text:p text:style-name="P11"/>
      <text:p text:style-name="Standard"><text:span text:style-name="T29">We define an </text:span><text:span text:style-name="Source_20_Text"><text:span text:style-name="T29">async</text:span></text:span><text:span text:style-name="T29"> function called </text:span><text:span text:style-name="Source_20_Text"><text:span text:style-name="T16">deleteData</text:span></text:span><text:span text:style-name="T29"> that uses Axios to perform the API request to delete data from the </text:span><text:span text:style-name="Source_20_Text"><text:span text:style-name="T29">/api/data/:id</text:span></text:span><text:span text:style-name="T29"> endpoint. The </text:span><text:span text:style-name="Source_20_Text"><text:span text:style-name="T29">id</text:span></text:span><text:span text:style-name="T29"> parameter represents the specific data item to be deleted.</text:span></text:p>
      <text:list xml:id="list2952764041" text:style-name="L15">
        <text:list-item>
          <text:p text:style-name="P82"><text:span text:style-name="T29">Inside the </text:span><text:span text:style-name="Source_20_Text"><text:span text:style-name="T16">DeleteDataComponent</text:span></text:span><text:span text:style-name="T29">, we use the </text:span><text:span text:style-name="Source_20_Text"><text:span text:style-name="T16">useMutation</text:span></text:span><text:span text:style-name="T29"> hook to handle the mutation operation. The </text:span><text:span text:style-name="Source_20_Text"><text:span text:style-name="T35">useMutation</text:span></text:span><text:span text:style-name="T29"> hook takes the </text:span><text:span text:style-name="Source_20_Text"><text:span text:style-name="T29">deleteData</text:span></text:span><text:span text:style-name="T29"> function as the first argument.</text:span></text:p>
        </text:list-item>
        <text:list-item>
          <text:p text:style-name="P82"><text:span text:style-name="T29">The </text:span><text:span text:style-name="Source_20_Text"><text:span text:style-name="T16">useMutation</text:span></text:span><text:span text:style-name="T29"> hook returns an object with various properties and functions related to the mutation, such as </text:span><text:span text:style-name="Source_20_Text"><text:span text:style-name="T16">mutate</text:span></text:span><text:span text:style-name="T15">, </text:span><text:span text:style-name="Source_20_Text"><text:span text:style-name="T16">mutateAsync</text:span></text:span><text:span text:style-name="T15">, </text:span><text:span text:style-name="T29">and </text:span><text:span text:style-name="Source_20_Text"><text:span text:style-name="T16">isLoading</text:span></text:span><text:span text:style-name="T29">.</text:span></text:p>
        </text:list-item>
        <text:list-item>
          <text:p text:style-name="P82"><text:span text:style-name="T29">We define a </text:span><text:span text:style-name="Source_20_Text"><text:span text:style-name="T16">handleDelete</text:span></text:span><text:span text:style-name="T29"> function that will be triggered when the "Delete Data" button is clicked. This function calls </text:span><text:span text:style-name="Source_20_Text"><text:span text:style-name="T16">mutation</text:span></text:span><text:span text:style-name="Source_20_Text"><text:span text:style-name="T15">.</text:span></text:span><text:span text:style-name="Source_20_Text"><text:span text:style-name="T16">mutateAsync</text:span></text:span><text:span text:style-name="T15"> a</text:span><text:span text:style-name="T29">nd passes the </text:span><text:span text:style-name="Source_20_Text"><text:span text:style-name="T29">id</text:span></text:span><text:span text:style-name="T29"> of the data to be deleted as an argument. The </text:span><text:span text:style-name="Source_20_Text"><text:span text:style-name="T29">mutateAsync</text:span></text:span><text:span text:style-name="T29"> function triggers the mutation operation asynchronously.</text:span></text:p>
        </text:list-item>
        <text:list-item>
          <text:p text:style-name="P82"><text:span text:style-name="T29">By using React Query's </text:span><text:span text:style-name="Source_20_Text"><text:span text:style-name="T16">useMutation</text:span></text:span><text:span text:style-name="T29"> hook with Axios, the mutation operation is abstracted away, and React Query automatically handles things like optimistic updates, invalidating relevant queries, and error handling.</text:span></text:p>
        </text:list-item>
      </text:list>
      <text:p text:style-name="Standard"><text:span text:style-name="T29">By utilizing Axios within the </text:span><text:span text:style-name="Source_20_Text"><text:span text:style-name="T16">useMutation</text:span></text:span><text:span text:style-name="T29"> hook, you can easily handle data deletion operations with React Query. The </text:span><text:span text:style-name="Source_20_Text"><text:span text:style-name="T29">mutateAsync</text:span></text:span><text:span text:style-name="T29"> function triggers the mutation operation, and you can pass the necessary data (such as an ID) as an argument to that function.</text:span></text:p>
      <text:p text:style-name="P11"/>
      <text:p text:style-name="P11"/>
      <text:p text:style-name="P11"/>
      <text:p text:style-name="P11"/>
      <text:p text:style-name="P11"/>
      <text:p text:style-name="P83">How to use React Query while having State Management?</text:p>
      <text:p text:style-name="P38"><text:span text:style-name="T17"><text:line-break/></text:span>React Query can be used alongside state management libraries like Redux or MobX to handle different aspects of your application's data. Here are some approaches for integrating React Query with state management:</text:p>
      <text:list xml:id="list1251477955" text:style-name="L16">
        <text:list-item>
          <text:p text:style-name="P67">Coexisting with State Management: You can use React Query to handle data fetching, caching, and synchronization, while your state management library (such as Redux) handles other application state, such as user authentication, UI state, or global app settings. React Query's query results can be stored in your <text:soft-page-break/>state management store for easy access and integration with other parts of your application.</text:p>
        </text:list-item>
        <text:list-item>
          <text:p text:style-name="P67">Using Query Data in State Management: You can store React Query's query data directly in your state management store and use it as a single source of truth. Whenever React Query fetches or updates data, you can update the relevant data in your state management store, allowing you to combine the benefits of both libraries.</text:p>
        </text:list-item>
        <text:list-item>
          <text:p text:style-name="P68">Custom Query Actions: React Query provides the flexibility to define custom actions and behaviors that interact with your state management library. For example, you can define custom hooks or functions that dispatch actions to your state management store, allowing you to centralize and control data handling logic.</text:p>
        </text:list-item>
        <text:list-item>
          <text:p text:style-name="P68">Query Keys as State Identifiers: React Query's query keys can serve as identifiers in your state management store. You can store and access the query keys within your state management store, making it easier to track and manage query-related data.</text:p>
        </text:list-item>
      </text:list>
      <text:p text:style-name="P37">It's important to note that the specific implementation will depend on your chosen state management library and application architecture. You'll need to consider how data flows, how state is updated and accessed, and how you want to manage the interplay between React Query and your state management library.</text:p>
      <text:p text:style-name="P27">Additionally, React Query provides a built-in cache that optimizes data fetching and synchronization. However, if your state management library already provides caching functionality, you can evaluate whether to integrate or synchronize the caching mechanisms between the two libraries.</text:p>
      <text:p text:style-name="P27">Remember to consider the specific needs and requirements of your application when deciding how to integrate React Query with your state management solution. It's often a matter of finding the right balance and leveraging the strengths of each library to create an effective data management solutio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Helvetica Now Display" svg:font-family="'Helvetica Now Display',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7T18:46:47.005378723</meta:creation-date>
    <dc:date>2023-07-18T17:46:48.920467802</dc:date>
    <meta:editing-duration>PT2H30M11S</meta:editing-duration>
    <meta:editing-cycles>25</meta:editing-cycles>
    <meta:generator>LibreOffice/7.3.7.2$Linux_X86_64 LibreOffice_project/30$Build-2</meta:generator>
    <meta:document-statistic meta:table-count="0" meta:image-count="0" meta:object-count="0" meta:page-count="22" meta:paragraph-count="344" meta:word-count="6719" meta:character-count="43704" meta:non-whitespace-character-count="37161"/>
  </office:meta>
</office:document-meta>
</file>